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0.svm" manifest:media-type=""/>
  <manifest:file-entry manifest:full-path="Pictures/TablePreview2.svm" manifest:media-type=""/>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3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000000" draw:marker-end="msArrowEnd_20_5" draw:marker-end-width="0.21cm" draw:marker-end-center="false" draw:stroke-linejoin="round"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0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style>
    <style:style style:name="pr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2" style:family="presentation" style:parent-style-name="BLANK-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3" style:family="presentation" style:parent-style-name="BLANK-backgroundobjects">
      <style:graphic-properties draw:stroke="none" svg:stroke-width="0cm" draw:fill="none" draw:fill-color="#ffffff" draw:textarea-vertical-align="bottom" draw:auto-grow-height="false" draw:fit-to-size="false" style:shrink-to-fit="false" fo:min-height="12.793cm" fo:padding-top="0cm" fo:padding-bottom="0cm" fo:padding-left="0cm" fo:padding-right="0cm" fo:wrap-option="wrap"/>
    </style:style>
    <style:style style:name="pr4" style:family="presentation" style:parent-style-name="BLANK-notes" style:list-style-name="L11">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style>
    <style:style style:name="pr5" style:family="presentation" style:parent-style-name="OBJECT_5f_AND_5f_TWO_5f_OBJECTS-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6"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7" style:family="presentation" style:parent-style-name="OBJECT_5f_AND_5f_TWO_5f_OBJECTS-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8"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9"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0" style:family="presentation" style:parent-style-name="OBJECT_5f_AND_5f_TWO_5f_OBJECTS-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1"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2" style:family="presentation" style:parent-style-name="OBJECT_5f_AND_5f_TWO_5f_OBJECTS-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3"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4"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5"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6" style:family="presentation" style:parent-style-name="OBJECT_5f_AND_5f_TWO_5f_OBJECTS-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7"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8" style:family="presentation" style:parent-style-name="OBJECT_5f_AND_5f_TWO_5f_OBJECTS-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pr19" style:family="presentation" style:parent-style-name="Default-notes" style:list-style-name="L11">
      <style:graphic-properties draw:stroke="none" svg:stroke-width="0cm" draw:fill="none" draw:fill-color="#ffffff" draw:textarea-vertical-align="top" draw:auto-grow-height="false" draw:fit-to-size="false" style:shrink-to-fit="false" fo:min-height="12.793cm" fo:padding-top="0cm" fo:padding-bottom="0cm" fo:padding-left="0cm" fo:padding-right="0cm" fo:wrap-option="wrap"/>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cm" style:use-optimal-column-width="false"/>
    </style:style>
    <style:style style:name="co4" style:family="table-column">
      <style:table-column-properties style:column-width="3.62cm" style:use-optimal-column-width="false"/>
    </style:style>
    <style:style style:name="co5" style:family="table-column">
      <style:table-column-properties style:column-width="2.257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2cm" style:use-optimal-column-width="false"/>
    </style:style>
    <style:style style:name="co12" style:family="table-column">
      <style:table-column-properties style:column-width="1.003cm" style:use-optimal-column-width="false"/>
    </style:style>
    <style:style style:name="co13" style:family="table-column">
      <style:table-column-properties style:column-width="4.802cm" style:use-optimal-column-width="false"/>
    </style:style>
    <style:style style:name="co14" style:family="table-column">
      <style:table-column-properties style:column-width="3cm" style:use-optimal-column-width="false"/>
    </style:style>
    <style:style style:name="co15" style:family="table-column">
      <style:table-column-properties style:column-width="4.227cm" style:use-optimal-column-width="false"/>
    </style:style>
    <style:style style:name="co16" style:family="table-column">
      <style:table-column-properties style:column-width="3.57cm" style:use-optimal-column-width="false"/>
    </style:style>
    <style:style style:name="co17" style:family="table-column">
      <style:table-column-properties style:column-width="6.153cm" style:use-optimal-column-width="false"/>
    </style:style>
    <style:style style:name="co18" style:family="table-column">
      <style:table-column-properties style:column-width="4.4cm" style:use-optimal-column-width="false"/>
    </style:style>
    <style:style style:name="co19" style:family="table-column">
      <style:table-column-properties style:column-width="3.597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7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style>
    <style:style style:name="ro2" style:family="table-row">
      <style:table-row-properties style:row-height="1.182cm"/>
    </style:style>
    <style:style style:name="ro3" style:family="table-row">
      <style:table-row-properties style:row-height="1.075cm"/>
    </style:style>
    <style:style style:name="ro4" style:family="table-row">
      <style:table-row-properties style:row-height="1.079cm"/>
    </style:style>
    <style:style style:name="ro5" style:family="table-row">
      <style:table-row-properties style:row-height="1.199cm"/>
    </style:style>
    <style:style style:name="ro6" style:family="table-row">
      <style:table-row-properties style:row-height="1.27cm"/>
    </style:style>
    <style:style style:name="ro7" style:family="table-row">
      <style:table-row-properties style:row-height="1.271cm"/>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253cm" fo:padding-bottom="0.253cm" fo:padding-left="0.253cm" fo:padding-right="0.253cm"/>
      <style:paragraph-properties fo:border-left="0.48pt solid #000000" fo:border-right="0.48pt solid #000000" fo:border-top="1.11pt solid #000000" fo:border-bottom="1.11pt solid #000000"/>
    </style:style>
    <style:style style:name="ce6"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ce7" style:family="table-cell">
      <loext:graphic-properties draw:fill="none" draw:textarea-vertical-align="top" fo:padding-top="0.253cm" fo:padding-bottom="0.253cm" fo:padding-left="0.253cm" fo:padding-right="0.253cm"/>
      <style:paragraph-properties fo:border-left="0.48pt solid #000000" fo:border-right="1.11pt solid #000000" fo:border-top="1.11pt solid #000000" fo:border-bottom="1.11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198cm" fo:margin-bottom="0cm" fo:line-height="100%" fo:text-align="justify" fo:text-indent="0cm" style:writing-mode="lr-tb">
        <style:tab-stops>
          <style:tab-stop style:position="0cm"/>
        </style:tab-stops>
      </style:paragraph-properties>
    </style:style>
    <style:style style:name="P5" style:family="paragraph">
      <style:paragraph-properties fo:margin-left="0cm" fo:margin-right="0cm" fo:margin-top="0.198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8" style:family="paragraph">
      <loext:graphic-properties draw:fill="solid" draw:fill-color="#ffffff"/>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loext:graphic-properties draw:fill="solid" draw:fill-color="#ffffff"/>
      <style:paragraph-properties fo:text-align="start"/>
      <style:text-properties fo:font-size="18pt"/>
    </style:style>
    <style:style style:name="P11" style:family="paragraph">
      <loext:graphic-properties draw:fill="solid" draw:fill-color="#000000"/>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18pt" style:font-size-asian="14pt" style:font-size-complex="14pt"/>
    </style:style>
    <style:style style:name="P14" style:family="paragraph">
      <style:paragraph-properties fo:margin-left="0.953cm" fo:margin-right="0cm" fo:margin-top="0cm" fo:margin-bottom="0cm" fo:line-height="100%" fo:text-align="start" fo:text-indent="-0.951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198cm" fo:margin-bottom="0cm" fo:line-height="100%" fo:text-align="start" fo:text-indent="0cm" style:writing-mode="lr-tb"/>
    </style:style>
    <style:style style:name="P17"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113cm" fo:margin-bottom="0cm" fo:line-height="100%" fo:text-align="start" fo:text-indent="0cm" style:writing-mode="lr-tb">
        <style:tab-stops>
          <style:tab-stop style:position="0cm"/>
        </style:tab-stops>
      </style:paragraph-properties>
    </style:style>
    <style:style style:name="P20" style:family="paragraph">
      <style:paragraph-properties fo:margin-left="3.175cm" fo:margin-right="0cm" fo:margin-top="0.113cm" fo:margin-bottom="0cm" fo:line-height="100%" fo:text-align="start" fo:text-indent="-0.351cm" style:writing-mode="lr-tb">
        <style:tab-stops>
          <style:tab-stop style:position="0cm"/>
        </style:tab-stops>
      </style:paragraph-properties>
    </style:style>
    <style:style style:name="P21" style:family="paragraph">
      <style:paragraph-properties fo:margin-left="3.175cm" fo:margin-right="0cm" fo:margin-top="0.113cm" fo:margin-bottom="0cm" fo:line-height="100%" fo:text-align="start" fo:text-indent="-0.633cm" style:writing-mode="lr-tb">
        <style:tab-stops>
          <style:tab-stop style:position="0cm"/>
        </style:tab-stops>
      </style:paragraph-properties>
    </style:style>
    <style:style style:name="P22" style:family="paragraph">
      <style:paragraph-properties fo:margin-left="0.953cm" fo:margin-right="0cm" fo:margin-top="0.113cm" fo:margin-bottom="0cm" fo:line-height="100%" fo:text-align="start" fo:text-indent="-0.951cm" style:writing-mode="lr-tb">
        <style:tab-stops>
          <style:tab-stop style:position="0cm"/>
        </style:tab-stops>
      </style:paragraph-properties>
    </style:style>
    <style:style style:name="P23" style:family="paragraph">
      <style:paragraph-properties fo:margin-left="0.953cm" fo:margin-right="0cm" fo:margin-top="0.127cm" fo:margin-bottom="0cm" fo:line-height="100%" fo:text-align="start" fo:text-indent="-0.951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ff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25% 58%"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99"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951cm"/>
        <style:text-properties fo:font-family="'Noto Sans Symbols'" fo:color="#000000" fo:font-size="100%"/>
      </text:list-level-style-bullet>
      <text:list-level-style-bullet text:level="2" text:bullet-char="−">
        <style:list-level-properties text:space-before="1.272cm" text:min-label-width="0.792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fo:font-family="'Noto Sans Symbols'" fo:color="#000000" fo:font-size="100%"/>
      </text:list-level-style-bullet>
      <text:list-level-style-bullet text:level="2" text:bullet-char="−">
        <style:list-level-properties text:space-before="1.272cm" text:min-label-width="0.792cm"/>
        <style:text-properties fo:font-family="'Noto Sans Symbols'" fo:color="#000000" fo:font-size="100%"/>
      </text:list-level-style-bullet>
      <text:list-level-style-bullet text:level="3" text:bullet-char="∙">
        <style:list-level-properties text:space-before="2.542cm" text:min-label-width="0.633cm"/>
        <style:text-properties fo:font-family="'Noto Sans Symbol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2cm" text:min-label-width="0.951cm"/>
        <style:text-properties fo:color="#000000" fo:font-size="100%"/>
      </text:list-level-style-number>
      <text:list-level-style-bullet text:level="2" text:bullet-char="−">
        <style:list-level-properties text:space-before="1.272cm" text:min-label-width="0.792cm"/>
        <style:text-properties fo:font-family="'Noto Sans Symbols'" fo:color="#000000" fo:font-size="100%"/>
      </text:list-level-style-bullet>
      <text:list-level-style-bullet text:level="3" text:bullet-char="∙">
        <style:list-level-properties text:space-before="2.542cm" text:min-label-width="0.633cm"/>
        <style:text-properties fo:font-family="'Noto Sans Symbol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2cm" text:min-label-width="0.951cm"/>
        <style:text-properties fo:color="#000000" fo:font-size="100%"/>
      </text:list-level-style-number>
      <text:list-level-style-bullet text:level="2" text:bullet-char="−">
        <style:list-level-properties text:space-before="1.272cm" text:min-label-width="0.792cm"/>
        <style:text-properties fo:font-family="'Noto Sans Symbols'" fo:color="#000000" fo:font-size="100%"/>
      </text:list-level-style-bullet>
      <text:list-level-style-number text:level="3" style:num-format="">
        <style:list-level-properties text:space-before="2.542cm" text:min-label-width="0.633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2cm" text:min-label-width="0.951cm"/>
        <style:text-properties fo:color="#000000" fo:font-size="100%"/>
      </text:list-level-style-number>
      <text:list-level-style-bullet text:level="2" text:bullet-char="−">
        <style:list-level-properties text:space-before="1.272cm" text:min-label-width="0.792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238;p53"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53"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53" draw:style-name="gr2" draw:text-style-name="P2" draw:layer="layout" svg:width="21.588cm" svg:height="3.482cm" svg:x="2.099cm" svg:y="3.925cm">
          <text:p text:style-name="P3"><text:span text:style-name="T2">Lab 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53" draw:style-name="gr1" draw:text-style-name="P2" draw:layer="layout" svg:width="17.778cm" svg:height="5.528cm" svg:x="3.7cm" svg:y="11.725cm">
          <text:p text:style-name="P4"><text:span text:style-name="T3">Eduardo Simões</text:span></text:p>
          <text:p text:style-name="P4"><text:span text:style-name="T3">João Victor Sene Araújo - nUSP: 11796382</text:span></text:p>
          <text:p text:style-name="P4"><text:span text:style-name="T3">Guilherme Lourenço de Toledo - nUSP: 11795811</text:span></text:p>
          <text:p text:style-name="P4"><text:span text:style-name="T3">Milena Corrêa da Silva - nUSP: 11795401</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53" draw:style-name="gr3" draw:text-style-name="P2" draw:layer="layout" svg:width="18.4cm" svg:height="3.927cm" svg:x="3.298cm" svg:y="8.123cm">
          <text:p text:style-name="P3"><text:span text:style-name="T5"/></text:p>
          <text:p text:style-name="P6"><text:span text:style-name="T6">Processador ICM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5;p1:notes" presentation:style-name="pr1" draw:text-style-name="P7" draw:layer="layout" svg:width="16.798cm" svg:height="13.363cm" svg:x="2.1cm" svg:y="14.107cm" presentation:class="notes" presentation:placeholder="true" presentation:user-transformed="true">
            <draw:text-box/>
          </draw:frame>
          <draw:page-thumbnail draw:name="Google Shape;236;p1:notes" draw:style-name="gr4" draw:layer="layout" svg:width="19.797cm" svg:height="11.135cm" svg:x="0.6cm" svg:y="2.257cm" draw:page-number="1" presentation:class="page"/>
        </presentation:notes>
      </draw:page>
      <draw:page draw:name="page2" draw:style-name="dp1" draw:master-page-name="BLANK">
        <draw:custom-shape draw:name="Google Shape;248;p54" draw:style-name="gr5" draw:text-style-name="P8" draw:layer="layout" svg:width="23.724cm" svg:height="0.999cm" svg:x="0.919cm" svg:y="2.54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54" draw:style-name="gr5" draw:text-style-name="P8" draw:layer="layout" svg:width="23.724cm" svg:height="0.999cm" svg:x="0.838cm" svg:y="17.177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54" draw:style-name="gr2" draw:text-style-name="P2" draw:layer="layout" svg:width="22.796cm" svg:height="2cm" svg:x="2.602cm" svg:y="0.595cm">
          <text:p text:style-name="P3"><text:span text:style-name="T2"><text:s text:c="15"/></text:span><text:span text:style-name="T2">Arquite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54" draw:style-name="gr6" draw:text-style-name="P8" draw:layer="layout" svg:width="4.76cm" svg:height="1.241cm" svg:x="4.366cm" svg:y="9.922cm">
          <text:p text:style-name="P3"><text:span text:style-name="T1">ULA</text:span></text:p>
          <draw:enhanced-geometry draw:mirror-horizontal="false" draw:mirror-vertical="false" drawooo:sub-view-size="1109472 633984" draw:text-areas="0 0 ?f0 ?f1" svg:viewBox="0 0 0 0" draw:type="ooxml-non-primitive" draw:enhanced-path="M 0 24384 L 451448 24384 565120 207264 682723 0 1109472 0 707136 633984 402336 633984 0 24384 Z N">
            <draw:equation draw:name="f0" draw:formula="logwidth"/>
            <draw:equation draw:name="f1" draw:formula="logheight"/>
          </draw:enhanced-geometry>
        </draw:custom-shape>
        <draw:custom-shape draw:name="Google Shape;252;p54" draw:style-name="gr6" draw:text-style-name="P8" draw:layer="layout" svg:width="3.5cm" svg:height="7.002cm" svg:x="19.517cm" svg:y="5.101cm">
          <text:p text:style-name="P3"><text:span text:style-name="T1">MEMÓ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54" draw:style-name="gr6" draw:text-style-name="P8" draw:layer="layout" svg:width="4.212cm" svg:height="0.698cm" svg:x="18.653cm" svg:y="13.891cm">
          <text:p text:style-name="P3"><text:span text:style-name="T1">M1</text:span></text:p>
          <draw:enhanced-geometry draw:mirror-horizontal="false" draw:mirror-vertical="false" draw:text-areas="?f8 ?f10 ?f11 ?f14" svg:viewBox="0 0 0 0"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254;p54" draw:style-name="gr7" draw:text-style-name="P9" draw:layer="layout" svg:width="1.784cm" svg:height="0.506cm" draw:transform="rotate (1.5707963267949) translate (20.753cm 13.88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55;p54" draw:style-name="gr6" draw:text-style-name="P8" draw:layer="layout" svg:width="1.982cm" svg:height="0.792cm" svg:x="17.661cm" svg:y="15.677cm">
          <text:p text:style-name="P3"><text:span text:style-name="T1">M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54" draw:style-name="gr6" draw:text-style-name="P8" draw:layer="layout" svg:width="1.982cm" svg:height="0.792cm" svg:x="20.241cm" svg:y="15.677cm">
          <text:p text:style-name="P3"><text:span text:style-name="T1">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54" draw:style-name="gr6" draw:text-style-name="P8" draw:layer="layout" svg:width="1.982cm" svg:height="0.792cm" svg:x="22.82cm" svg:y="15.677cm">
          <text:p text:style-name="P3"><text:span text:style-name="T1">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54" draw:style-name="gr8" draw:text-style-name="P8" draw:layer="layout" svg:width="3.22cm" svg:height="0.698cm" draw:transform="rotate (-3.14159265358979) translate (22.867cm 3.875cm)">
          <text:p text:style-name="P1"><text:span text:style-name="T1"/></text:p>
          <draw:enhanced-geometry draw:mirror-horizontal="false" draw:mirror-vertical="false" draw:text-areas="?f8 ?f10 ?f11 ?f14" svg:viewBox="0 0 0 0"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259;p54" draw:style-name="gr7" draw:text-style-name="P9" draw:layer="layout" svg:width="1.224cm" svg:height="0.01cm" draw:transform="rotate (-1.5707963267949) translate (21.26cm 3.8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260;p54">
          <draw:custom-shape draw:name="Google Shape;261;p54" draw:style-name="gr6" draw:text-style-name="P8" draw:layer="layout" svg:width="4.562cm" svg:height="2.975cm" svg:x="13.658cm" svg:y="3.243cm">
            <text:p text:style-name="P3"><text:span text:style-name="T1">MC</text:span></text:p>
            <text:p text:style-name="P3"><text:span text:style-name="T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62;p54" draw:style-name="gr6" draw:text-style-name="P8" draw:layer="layout" svg:width="1.784cm" svg:height="0.792cm" svg:x="15.047cm" svg:y="4.83cm">
            <text:p text:style-name="P3"><text:span text:style-name="T1">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3;p54" draw:style-name="gr6" draw:text-style-name="P8" draw:layer="layout" svg:width="3.22cm" svg:height="0.698cm" draw:transform="rotate (1.5707963267949) translate (4.961cm 15.525cm)">
          <text:p text:style-name="P3"><text:span text:style-name="T1">M2</text:span></text:p>
          <draw:enhanced-geometry draw:mirror-horizontal="false" draw:mirror-vertical="false" draw:text-areas="?f8 ?f10 ?f11 ?f14" svg:viewBox="0 0 0 0"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oogle Shape;264;p54">
          <draw:custom-shape draw:name="Google Shape;265;p54" draw:style-name="gr8" draw:text-style-name="P8" draw:layer="layout" svg:width="3.22cm" svg:height="0.698cm" draw:transform="rotate (-3.14159265358979) translate (6.239cm 6.35cm)">
            <text:p text:style-name="P1"><text:span text:style-name="T1"/></text:p>
            <draw:enhanced-geometry draw:mirror-horizontal="false" draw:mirror-vertical="false" draw:text-areas="?f8 ?f10 ?f11 ?f14" svg:viewBox="0 0 0 0"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266;p54" draw:style-name="gr8" draw:text-style-name="P8" draw:layer="layout" svg:width="4.253cm" svg:height="0.558cm" draw:transform="rotate (-3.14159265358979) translate (11.509cm 6.315cm)">
            <text:p text:style-name="P1"><text:span text:style-name="T1"/></text:p>
            <draw:enhanced-geometry draw:mirror-horizontal="false" draw:mirror-vertical="false" draw:text-areas="?f8 ?f10 ?f11 ?f14" svg:viewBox="0 0 0 0"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oogle Shape;267;p54">
          <draw:custom-shape draw:name="Google Shape;268;p54" draw:style-name="gr6" draw:text-style-name="P8" draw:layer="layout" svg:width="1.189cm" svg:height="0.792cm" svg:x="1.29cm" svg:y="2.381cm">
            <text:p text:style-name="P3"><text:span text:style-name="T1">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54" draw:style-name="gr6" draw:text-style-name="P8" draw:layer="layout" svg:width="1.189cm" svg:height="0.792cm" svg:x="2.679cm" svg:y="2.381cm">
            <text:p text:style-name="P3"><text:span text:style-name="T1">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54" draw:style-name="gr6" draw:text-style-name="P8" draw:layer="layout" svg:width="1.189cm" svg:height="0.792cm" svg:x="4.068cm" svg:y="2.381cm">
            <text:p text:style-name="P3"><text:span text:style-name="T1">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54" draw:style-name="gr6" draw:text-style-name="P8" draw:layer="layout" svg:width="1.189cm" svg:height="0.792cm" svg:x="5.457cm" svg:y="2.381cm">
            <text:p text:style-name="P3"><text:span text:style-name="T1">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54" draw:style-name="gr6" draw:text-style-name="P8" draw:layer="layout" svg:width="1.189cm" svg:height="0.792cm" svg:x="6.846cm" svg:y="2.381cm">
            <text:p text:style-name="P3"><text:span text:style-name="T1">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54" draw:style-name="gr6" draw:text-style-name="P8" draw:layer="layout" svg:width="1.189cm" svg:height="0.792cm" svg:x="8.235cm" svg:y="2.381cm">
            <text:p text:style-name="P3"><text:span text:style-name="T1">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54" draw:style-name="gr6" draw:text-style-name="P8" draw:layer="layout" svg:width="1.189cm" svg:height="0.792cm" svg:x="9.624cm" svg:y="2.381cm">
            <text:p text:style-name="P3"><text:span text:style-name="T1">R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54" draw:style-name="gr6" draw:text-style-name="P8" draw:layer="layout" svg:width="1.189cm" svg:height="0.792cm" svg:x="11.013cm" svg:y="2.381cm">
            <text:p text:style-name="P3"><text:span text:style-name="T1">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6;p54" draw:style-name="gr6" draw:text-style-name="P8" draw:layer="layout" svg:width="1.387cm" svg:height="0.792cm" svg:x="11.112cm" svg:y="8.334cm">
          <text:p text:style-name="P3"><text:span text:style-name="T1">F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7;p54">
          <draw:custom-shape draw:name="Google Shape;278;p54" draw:style-name="gr9" draw:text-style-name="P10" draw:layer="layout" svg:width="2.473cm" svg:height="2.245cm" draw:transform="rotate (-1.5707963267949) translate (4.13cm 3.1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79;p54" draw:style-name="gr9" draw:text-style-name="P10" draw:layer="layout" svg:width="2.473cm" svg:height="1.089cm" draw:transform="rotate (-1.5707963267949) translate (4.364cm 3.1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0;p54" draw:style-name="gr9" draw:text-style-name="P10" draw:layer="layout" svg:width="2.473cm" svg:height="0.033cm" draw:transform="rotate (-1.5707963267949) translate (4.663cm 3.17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1;p54" draw:style-name="gr9" draw:text-style-name="P10" draw:layer="layout" svg:width="2.473cm" svg:height="1.422cm" draw:transform="rotate (-1.5707963267949) translate (6.052cm 3.17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2;p54" draw:style-name="gr9" draw:text-style-name="P10" draw:layer="layout" svg:width="2.473cm" svg:height="2.712cm" draw:transform="rotate (-1.5707963267949) translate (7.441cm 3.17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3;p54" draw:style-name="gr9" draw:text-style-name="P10" draw:layer="layout" svg:width="2.473cm" svg:height="3.903cm" draw:transform="rotate (-1.5707963267949) translate (8.83cm 3.17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4;p54" draw:style-name="gr9" draw:text-style-name="P10" draw:layer="layout" svg:width="4.761cm" svg:height="2.578cm" svg:x="5.381cm" svg:y="3.02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5;p54" draw:style-name="gr9" draw:text-style-name="P10" draw:layer="layout" svg:width="2.379cm" svg:height="5.852cm" draw:transform="rotate (-1.5707963267949) translate (11.609cm 3.17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oogle Shape;286;p54">
          <draw:custom-shape draw:name="Google Shape;287;p54" draw:style-name="gr9" draw:text-style-name="P10" draw:layer="layout" svg:width="2.473cm" svg:height="2.245cm" draw:transform="rotate (-1.5707963267949) translate (11.708cm 3.17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8;p54" draw:style-name="gr9" draw:text-style-name="P10" draw:layer="layout" svg:width="2.473cm" svg:height="1.089cm" draw:transform="rotate (-1.5707963267949) translate (10.319cm 3.17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89;p54" draw:style-name="gr9" draw:text-style-name="P10" draw:layer="layout" svg:width="2.473cm" svg:height="0.033cm" draw:transform="rotate (-1.5707963267949) translate (8.963cm 3.1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0;p54" draw:style-name="gr9" draw:text-style-name="P10" draw:layer="layout" svg:width="2.473cm" svg:height="1.422cm" draw:transform="rotate (-1.5707963267949) translate (8.957cm 3.1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1;p54" draw:style-name="gr9" draw:text-style-name="P10" draw:layer="layout" svg:width="2.473cm" svg:height="2.712cm" draw:transform="rotate (-1.5707963267949) translate (8.857cm 3.1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2;p54" draw:style-name="gr9" draw:text-style-name="P10" draw:layer="layout" svg:width="2.473cm" svg:height="3.903cm" draw:transform="rotate (-1.5707963267949) translate (8.665cm 3.1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3;p54" draw:style-name="gr9" draw:text-style-name="P10" draw:layer="layout" svg:width="4.761cm" svg:height="2.578cm" svg:x="3.672cm" svg:y="3.1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4;p54" draw:style-name="gr9" draw:text-style-name="P10" draw:layer="layout" svg:width="2.379cm" svg:height="5.852cm" draw:transform="rotate (-1.5707963267949) translate (7.83cm 3.17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Google Shape;295;p54" draw:style-name="gr7" draw:text-style-name="P9" draw:layer="layout" svg:width="3.57cm" svg:height="0.728cm" draw:transform="rotate (-1.5707963267949) translate (5.451cm 6.3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6;p54" draw:style-name="gr10" draw:text-style-name="P9" draw:layer="layout" svg:width="10.913cm" svg:height="0.003cm" svg:x="0.793cm" svg:y="1.19cm">
          <text:p/>
          <draw:enhanced-geometry draw:mirror-horizontal="false" draw:mirror-vertical="false" svg:viewBox="0 0 21600 21600" draw:type="mso-spt32" draw:enhanced-path="M 0 0 L 21600 21600 N"/>
        </draw:custom-shape>
        <draw:custom-shape draw:name="Google Shape;297;p54" draw:style-name="gr7" draw:text-style-name="P9" draw:layer="layout" svg:width="1.189cm" svg:height="0.097cm" draw:transform="rotate (-1.5707963267949) translate (11.708cm 1.1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8;p54" draw:style-name="gr7" draw:text-style-name="P9" draw:layer="layout" svg:width="1.189cm" svg:height="0.097cm" draw:transform="rotate (-1.5707963267949) translate (10.218cm 1.19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99;p54" draw:style-name="gr7" draw:text-style-name="P9" draw:layer="layout" svg:width="1.189cm" svg:height="0.097cm" draw:transform="rotate (-1.5707963267949) translate (8.828cm 1.19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0;p54" draw:style-name="gr7" draw:text-style-name="P9" draw:layer="layout" svg:width="1.189cm" svg:height="0.097cm" draw:transform="rotate (-1.5707963267949) translate (7.541cm 1.1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1;p54" draw:style-name="gr7" draw:text-style-name="P9" draw:layer="layout" svg:width="1.189cm" svg:height="0.097cm" draw:transform="rotate (-1.5707963267949) translate (6.05cm 1.19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2;p54" draw:style-name="gr7" draw:text-style-name="P9" draw:layer="layout" svg:width="1.189cm" svg:height="0.097cm" draw:transform="rotate (-1.5707963267949) translate (4.661cm 1.191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3;p54" draw:style-name="gr7" draw:text-style-name="P9" draw:layer="layout" svg:width="1.189cm" svg:height="0.097cm" draw:transform="rotate (-1.5707963267949) translate (3.373cm 1.1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4;p54" draw:style-name="gr7" draw:text-style-name="P9" draw:layer="layout" svg:width="1.189cm" svg:height="0.097cm" draw:transform="rotate (-1.5707963267949) translate (1.984cm 1.19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5;p54" draw:style-name="gr10" draw:text-style-name="P9" draw:layer="layout" svg:width="0.991cm" svg:height="0.004cm" draw:transform="rotate (-3.14159265358979) translate (9.524cm 8.571cm)">
          <text:p/>
          <draw:enhanced-geometry draw:mirror-horizontal="false" draw:mirror-vertical="false" svg:viewBox="0 0 21600 21600" draw:type="mso-spt32" draw:enhanced-path="M 0 0 L 21600 21600 N"/>
        </draw:custom-shape>
        <draw:custom-shape draw:name="Google Shape;306;p54" draw:style-name="gr7" draw:text-style-name="P9" draw:layer="layout" svg:width="0.99cm" svg:height="0.99cm" draw:transform="rotate (1.5707963267949) translate (19.043cm 15.6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7;p54" draw:style-name="gr7" draw:text-style-name="P9" draw:layer="layout" svg:width="0.99cm" svg:height="0.002cm" draw:transform="rotate (1.5707963267949) translate (21.224cm 15.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08;p54" draw:style-name="gr7" draw:text-style-name="P9" draw:layer="layout" svg:width="0.99cm" svg:height="1.387cm" draw:transform="rotate (1.5707963267949) translate (22.423cm 15.66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309;p54">
          <draw:g draw:name="Google Shape;310;p54">
            <draw:custom-shape draw:name="Google Shape;311;p54" draw:style-name="gr7" draw:text-style-name="P9" draw:layer="layout" svg:width="13.854cm" svg:height="5.309cm" svg:x="5.772cm" svg:y="9.151cm">
              <text:p/>
              <draw:enhanced-geometry draw:mirror-horizontal="true" draw:mirror-vertical="false" draw:text-areas="0 0 ?f2 ?f3" svg:viewBox="0 0 0 0"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312;p54">
              <draw:custom-shape draw:name="Google Shape;313;p54" draw:style-name="gr7" draw:text-style-name="P9" draw:layer="layout" svg:width="3.173cm" svg:height="1.982cm" svg:x="15.212cm" svg:y="14.486cm">
                <text:p/>
                <draw:enhanced-geometry draw:mirror-horizontal="false" draw:mirror-vertical="false" draw:text-areas="0 0 ?f4 ?f5" svg:viewBox="0 0 0 0"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314;p54" draw:style-name="gr7" draw:text-style-name="P9" draw:layer="layout" svg:width="2.776cm" svg:height="0.593cm" draw:transform="rotate (-3.14159265358979) translate (21.163cm 17.074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g>
          </draw:g>
          <draw:custom-shape draw:name="Google Shape;315;p54" draw:style-name="gr9" draw:text-style-name="P10" draw:layer="layout" svg:width="12.249cm" svg:height="0.665cm" svg:x="6.945cm" svg:y="13.925cm">
            <text:p/>
            <draw:enhanced-geometry draw:mirror-horizontal="false" draw:mirror-vertical="false" draw:text-areas="0 0 ?f4 ?f5" svg:viewBox="0 0 0 0"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oogle Shape;316;p54">
          <draw:custom-shape draw:name="Google Shape;317;p54" draw:style-name="gr9" draw:text-style-name="P10" draw:layer="layout" svg:width="1.749cm" svg:height="1.156cm" draw:transform="rotate (-1.5707963267949) translate (6.817cm 11.148cm)">
            <text:p/>
            <draw:enhanced-geometry draw:mirror-horizontal="false" draw:mirror-vertical="false" draw:text-areas="0 0 ?f2 ?f3" svg:viewBox="0 0 0 0"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318;p54">
            <draw:custom-shape draw:name="Google Shape;319;p54" draw:style-name="gr7" draw:text-style-name="P9" draw:layer="layout" svg:width="3.605cm" svg:height="1.244cm" draw:transform="rotate (-1.5707963267949) translate (9.379cm 6.31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20;p54" draw:style-name="gr7" draw:text-style-name="P9" draw:layer="layout" svg:width="5.379cm" svg:height="3.862cm" draw:transform="rotate (-1.5707963267949) translate (9.522cm 8.5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g>
        <draw:custom-shape draw:name="Google Shape;321;p54" draw:style-name="gr8" draw:text-style-name="P8" draw:layer="layout" svg:width="2.181cm" svg:height="0.473cm" svg:x="10.716cm" svg:y="9.723cm">
          <text:p text:style-name="P1"><text:span text:style-name="T1"/></text:p>
          <draw:enhanced-geometry draw:mirror-horizontal="false" draw:mirror-vertical="false" draw:text-areas="?f8 ?f10 ?f11 ?f14" svg:viewBox="0 0 0 0"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22;p54" draw:style-name="gr7" draw:text-style-name="P9" draw:layer="layout" svg:width="3.074cm" svg:height="0.516cm" draw:transform="rotate (-3.14159265358979) translate (11.24cm 10.676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23;p54" draw:style-name="gr7" draw:text-style-name="P9" draw:layer="layout" svg:width="3.074cm" svg:height="0.516cm" draw:transform="rotate (-3.14159265358979) translate (15.469cm 10.70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24;p54" draw:style-name="gr10" draw:text-style-name="P9" draw:layer="layout" svg:width="0.004cm" svg:height="0.594cm" draw:transform="rotate (-3.14159265358979) translate (11.809cm 9.725cm)">
          <text:p/>
          <draw:enhanced-geometry draw:mirror-horizontal="true" draw:mirror-vertical="false" svg:viewBox="0 0 21600 21600" draw:type="mso-spt32" draw:enhanced-path="M 0 0 L 21600 21600 N"/>
        </draw:custom-shape>
        <draw:custom-shape draw:name="Google Shape;325;p54" draw:style-name="gr7" draw:text-style-name="P9" draw:layer="layout" svg:width="20.952cm" svg:height="2.375cm" svg:x="0.326cm" svg:y="0.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26;p54" draw:style-name="gr7" draw:text-style-name="P9" draw:layer="layout" svg:width="2.776cm" svg:height="0.002cm" draw:transform="rotate (1.5707963267949) translate (15.866cm 9.12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27;p54" draw:style-name="gr7" draw:text-style-name="P9" draw:layer="layout" svg:width="3.371cm" svg:height="2.51cm" svg:x="8.483cm" svg:y="7.907cm">
          <text:p/>
          <draw:enhanced-geometry draw:mirror-horizontal="true" draw:mirror-vertical="false" draw:text-areas="0 0 ?f2 ?f3" svg:viewBox="0 0 0 0" draw:type="ooxml-bentConnector3" draw:modifiers="500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28;p54" draw:style-name="gr7" draw:text-style-name="P9" draw:layer="layout" svg:width="1.068cm" svg:height="0.968cm" draw:transform="rotate (-1.5707963267949) translate (11.24cm 4.61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29;p54" draw:style-name="gr3" draw:text-style-name="P2" draw:layer="layout" svg:width="1.933cm" svg:height="0.842cm" svg:x="10.566cm" svg:y="3.913cm">
          <text:p text:style-name="P1"><text:span text:style-name="T1">“</text:span><text:span text:style-name="T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0;p54">
          <draw:custom-shape draw:name="Google Shape;331;p54" draw:style-name="gr9" draw:text-style-name="P10" draw:layer="layout" svg:width="12.103cm" svg:height="0.021cm" draw:transform="rotate (1.5707963267949) translate (22.028cm 15.279cm)">
            <text:p/>
            <draw:enhanced-geometry draw:mirror-horizontal="false" draw:mirror-vertical="false" draw:text-areas="0 0 ?f6 ?f7" svg:viewBox="0 0 0 0"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Google Shape;332;p54" draw:style-name="gr10" draw:text-style-name="P9" draw:layer="layout" svg:width="0.793cm" svg:height="0.003cm" draw:transform="rotate (-3.14159265358979) translate (22.026cm 15.351cm)">
            <text:p/>
            <draw:enhanced-geometry draw:mirror-horizontal="false" draw:mirror-vertical="false" svg:viewBox="0 0 21600 21600" draw:type="mso-spt32" draw:enhanced-path="M 0 0 L 21600 21600 N"/>
          </draw:custom-shape>
        </draw:g>
        <draw:custom-shape draw:name="Google Shape;333;p54" draw:style-name="gr6" draw:text-style-name="P8" draw:layer="layout" svg:width="2.975cm" svg:height="0.792cm" svg:x="8.828cm" svg:y="14.752cm">
          <text:p text:style-name="P3"><text:span text:style-name="T1">TECL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54" draw:style-name="gr7" draw:text-style-name="P9" draw:layer="layout" svg:width="3.173cm" svg:height="0.002cm" draw:transform="rotate (-3.14159265358979) translate (8.828cm 15.15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35;p54" draw:style-name="gr6" draw:text-style-name="P8" draw:layer="layout" svg:width="2.181cm" svg:height="5.157cm" svg:x="1.389cm" svg:y="7.144cm">
          <text:p text:style-name="P3"><text:span text:style-name="T1">VIDEO</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54" draw:style-name="gr6" draw:text-style-name="P8" draw:layer="layout" svg:width="1.586cm" svg:height="0.792cm" svg:x="1.604cm" svg:y="9.128cm">
          <text:p text:style-name="P3"><text:span text:style-name="T1">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54" draw:style-name="gr6" draw:text-style-name="P8" draw:layer="layout" svg:width="1.586cm" svg:height="0.792cm" svg:x="1.604cm" svg:y="8.083cm">
          <text:p text:style-name="P3"><text:span text:style-name="T7">CH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54" draw:style-name="gr7" draw:text-style-name="P9" draw:layer="layout" svg:width="5.339cm" svg:height="0.99cm" svg:x="3.173cm" svg:y="8.5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39;p54" draw:style-name="gr7" draw:text-style-name="P9" draw:layer="layout" svg:width="1.767cm" svg:height="1.533cm" svg:x="3.173cm" svg:y="6.963cm">
          <text:p/>
          <draw:enhanced-geometry draw:mirror-horizontal="true" draw:mirror-vertical="false" draw:text-areas="0 0 ?f2 ?f3" svg:viewBox="0 0 0 0" draw:type="ooxml-bentConnector3" draw:modifiers="672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340;p54">
          <draw:g draw:name="Google Shape;341;p54">
            <draw:custom-shape draw:name="Google Shape;342;p54" draw:style-name="gr11" draw:text-style-name="P11" draw:layer="layout" svg:width="0.269cm" svg:height="0.269cm" svg:x="11.787cm" svg:y="6.685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3;p54" draw:style-name="gr11" draw:text-style-name="P11" draw:layer="layout" svg:width="0.269cm" svg:height="0.269cm" svg:x="11.771cm" svg:y="7.768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p54" draw:style-name="gr11" draw:text-style-name="P11" draw:layer="layout" svg:width="0.269cm" svg:height="0.269cm" svg:x="8.503cm" svg:y="8.404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5;p54" draw:style-name="gr11" draw:text-style-name="P11" draw:layer="layout" svg:width="0.269cm" svg:height="0.269cm" svg:x="3.673cm" svg:y="6.787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6;p54" draw:style-name="gr11" draw:text-style-name="P11" draw:layer="layout" svg:width="0.269cm" svg:height="0.269cm" svg:x="4.695cm" svg:y="6.815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7;p54" draw:style-name="gr11" draw:text-style-name="P11" draw:layer="layout" svg:width="0.269cm" svg:height="0.269cm" svg:x="9.399cm" svg:y="13.76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8;p54" draw:style-name="gr11" draw:text-style-name="P11" draw:layer="layout" svg:width="0.269cm" svg:height="0.269cm" svg:x="15.436cm" svg:y="14.348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p54" draw:style-name="gr11" draw:text-style-name="P11" draw:layer="layout" svg:width="0.269cm" svg:height="0.269cm" svg:x="18.256cm" svg:y="16.867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0;p54" draw:style-name="gr11" draw:text-style-name="P11" draw:layer="layout" svg:width="0.269cm" svg:height="0.269cm" svg:x="21.102cm" svg:y="15.207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p54" draw:style-name="gr11" draw:text-style-name="P11" draw:layer="layout" svg:width="0.269cm" svg:height="0.269cm" svg:x="15.372cm" svg:y="10.517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54" draw:style-name="gr11" draw:text-style-name="P11" draw:layer="layout" svg:width="0.269cm" svg:height="0.269cm" svg:x="15.761cm" svg:y="9.031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54" draw:style-name="gr11" draw:text-style-name="P11" draw:layer="layout" svg:width="0.269cm" svg:height="0.269cm" svg:x="22.82cm" svg:y="14.883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4;p54" draw:style-name="gr11" draw:text-style-name="P11" draw:layer="layout" svg:width="0.269cm" svg:height="0.269cm" svg:x="0.198cm" svg:y="6.747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55;p54" draw:style-name="gr11" draw:text-style-name="P11" draw:layer="layout" svg:width="0.269cm" svg:height="0.269cm" svg:x="1.878cm" svg:y="1.084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6;p54" draw:style-name="gr11" draw:text-style-name="P11" draw:layer="layout" svg:width="0.269cm" svg:height="0.269cm" svg:x="3.277cm" svg:y="1.084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p54" draw:style-name="gr11" draw:text-style-name="P11" draw:layer="layout" svg:width="0.269cm" svg:height="0.269cm" svg:x="4.453cm" svg:y="1.067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8;p54" draw:style-name="gr11" draw:text-style-name="P11" draw:layer="layout" svg:width="0.269cm" svg:height="0.269cm" svg:x="5.851cm" svg:y="1.067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54" draw:style-name="gr11" draw:text-style-name="P11" draw:layer="layout" svg:width="0.269cm" svg:height="0.269cm" svg:x="7.45cm" svg:y="1.084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p54" draw:style-name="gr11" draw:text-style-name="P11" draw:layer="layout" svg:width="0.269cm" svg:height="0.269cm" svg:x="8.679cm" svg:y="1.084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p54" draw:style-name="gr11" draw:text-style-name="P11" draw:layer="layout" svg:width="0.269cm" svg:height="0.269cm" svg:x="10.041cm" svg:y="1.101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p54" draw:style-name="gr11" draw:text-style-name="P11" draw:layer="layout" svg:width="0.269cm" svg:height="0.269cm" svg:x="11.541cm" svg:y="1.101cm">
            <text:p text:style-name="P1"><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3;p54" draw:style-name="gr3" draw:text-style-name="P2" draw:layer="layout" svg:width="1.188cm" svg:height="0.842cm" svg:x="4.067cm" svg:y="5.489cm">
          <text:p text:style-name="P1"><text:span text:style-name="T1">M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54" draw:style-name="gr3" draw:text-style-name="P2" draw:layer="layout" svg:width="1.188cm" svg:height="0.842cm" svg:x="8.862cm" svg:y="5.489cm">
          <text:p text:style-name="P1"><text:span text:style-name="T1">M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54" draw:style-name="gr3" draw:text-style-name="P2" draw:layer="layout" svg:width="1.188cm" svg:height="0.842cm" svg:x="20.685cm" svg:y="2.977cm">
          <text:p text:style-name="P1"><text:span text:style-name="T1">M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54" draw:style-name="gr3" draw:text-style-name="P2" draw:layer="layout" svg:width="1.09cm" svg:height="0.757cm" svg:x="11.182cm" svg:y="9.559cm">
          <text:p text:style-name="P1"><text:span text:style-name="T8">M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54" draw:style-name="gr10" draw:text-style-name="P9" draw:layer="layout" svg:width="6.32cm" svg:height="3.345cm" draw:transform="rotate (-1.5707963267949) translate (3.671cm 0.6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68;p54" draw:style-name="gr10" draw:text-style-name="P9" draw:layer="layout" svg:width="9.347cm" svg:height="1.749cm" draw:transform="rotate (-3.14159265358979) translate (11.906cm 8.334cm)">
          <text:p/>
          <draw:enhanced-geometry draw:mirror-horizontal="false" draw:mirror-vertical="false" draw:text-areas="0 0 ?f2 ?f3" svg:viewBox="0 0 0 0"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9;p54" draw:style-name="gr7" draw:text-style-name="P9" draw:layer="layout" svg:width="1.982cm" svg:height="0.99cm" draw:transform="rotate (-3.14159265358979) translate (13.95cm 6.862cm)">
          <text:p/>
          <draw:enhanced-geometry draw:mirror-horizontal="true" draw:mirror-vertical="false" draw:text-areas="0 0 ?f2 ?f3" svg:viewBox="0 0 0 0" draw:type="ooxml-bentConnector3" draw:modifiers="4999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70;p54" draw:style-name="gr12" draw:text-style-name="P9" draw:layer="layout" svg:width="1.025cm" svg:height="1.012cm" draw:transform="rotate (-1.5707963267949) translate (3.572cm 5.556cm)">
          <text:p/>
          <draw:enhanced-geometry draw:mirror-horizontal="false" draw:mirror-vertical="false" draw:text-areas="0 0 ?f2 ?f3" svg:viewBox="0 0 0 0" draw:type="ooxml-bentConnector3" draw:modifiers="-3241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71;p54" draw:style-name="gr3" draw:text-style-name="P2" draw:layer="layout" svg:width="3.173cm" svg:height="0.842cm" svg:x="16.23cm" svg:y="8.334cm">
          <text:p text:style-name="P1"><text:span text:style-name="T1">DATA_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54" draw:style-name="gr3" draw:text-style-name="P2" draw:layer="layout" svg:width="1.958cm" svg:height="0.842cm" svg:x="9.534cm" svg:y="10.716cm">
          <text:p text:style-name="P1"><text:span text:style-name="T1">auxF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54" draw:style-name="gr7" draw:text-style-name="P9" draw:layer="layout" svg:width="17.262cm" svg:height="0.002cm" draw:transform="rotate (-3.14159265358979) translate (23.019cm 13.49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4;p54" draw:style-name="gr10" draw:text-style-name="P9" draw:layer="layout" svg:width="1.586cm" svg:height="0.002cm" draw:transform="rotate (1.5707963267949) translate (23.012cm 15.07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5;p54" draw:style-name="gr7" draw:text-style-name="P9" draw:layer="layout" svg:width="1.189cm" svg:height="0.002cm" draw:transform="rotate (1.5707963267949) translate (23.804cm 17.6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6;p54" draw:style-name="gr7" draw:text-style-name="P9" draw:layer="layout" svg:width="6.723cm" svg:height="0.001cm" svg:x="17.09cm" svg:y="17.6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7;p54" draw:style-name="gr7" draw:text-style-name="P9" draw:layer="layout" svg:width="0.022cm" svg:height="2.454cm" svg:x="17.058cm" svg:y="15.20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8;p54" draw:style-name="gr7" draw:text-style-name="P9" draw:layer="layout" svg:width="1.648cm" svg:height="1.435cm" draw:transform="rotate (-1.5707963267949) translate (12.746cm 4.03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379;p54" draw:style-name="gr3" draw:text-style-name="P2" draw:layer="layout" svg:width="2.932cm" svg:height="0.842cm" svg:x="11.582cm" svg:y="3.254cm">
          <text:p text:style-name="P1"><text:span text:style-name="T1">“</text:span><text:span text:style-name="T1">Mem[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54" draw:style-name="gr10" draw:text-style-name="P9" draw:layer="layout" svg:width="0.001cm" svg:height="12.645cm" svg:x="0.811cm" svg:y="1.216cm">
          <text:p/>
          <draw:enhanced-geometry draw:mirror-horizontal="false" draw:mirror-vertical="false" svg:viewBox="0 0 21600 21600" draw:type="mso-spt32" draw:enhanced-path="M 0 0 L 21600 21600 N"/>
        </draw:custom-shape>
        <draw:custom-shape draw:name="Google Shape;381;p54" draw:style-name="gr10" draw:text-style-name="P9" draw:layer="layout" svg:width="4.122cm" svg:height="0.052cm" svg:x="0.838cm" svg:y="13.862cm">
          <text:p/>
          <draw:enhanced-geometry draw:mirror-horizontal="false" draw:mirror-vertical="false" svg:viewBox="0 0 21600 21600" draw:type="mso-spt32" draw:enhanced-path="M 0 0 L 21600 21600 N"/>
        </draw:custom-shape>
        <presentation:notes draw:style-name="dp2">
          <draw:page-thumbnail draw:name="Google Shape;244;ge7cbe8cd37_0_4:notes" draw:style-name="gr4" draw:layer="layout" svg:width="19.797cm" svg:height="11.135cm" svg:x="0.6cm" svg:y="2.257cm" draw:page-number="2" presentation:class="page"/>
          <draw:frame draw:name="Google Shape;245;ge7cbe8cd37_0_4:notes" presentation:style-name="pr2" draw:text-style-name="P7" draw:layer="layout" svg:width="16.798cm" svg:height="13.363cm" svg:x="2.1cm" svg:y="14.107cm" presentation:class="notes" presentation:placeholder="true" presentation:user-transformed="true">
            <draw:text-box/>
          </draw:frame>
          <draw:frame draw:name="Google Shape;246;ge7cbe8cd37_0_4:notes" presentation:style-name="pr3" draw:text-style-name="P13" draw:layer="layout" svg:width="9.112cm" svg:height="1.483cm" svg:x="11.886cm" svg:y="28.215cm" presentation:class="page-number" presentation:user-transformed="true">
            <draw:text-box>
              <text:p text:style-name="P12"><text:span text:style-name="T9"><text:page-number>&lt;number&gt;</text:page-number></text:span></text:p>
            </draw:text-box>
          </draw:frame>
        </presentation:notes>
      </draw:page>
      <draw:page draw:name="page3" draw:style-name="dp1" draw:master-page-name="BLANK">
        <draw:custom-shape draw:name="Google Shape;387;p55"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55"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55" draw:style-name="gr2" draw:text-style-name="P2" draw:layer="layout" svg:width="22.796cm" svg:height="2cm" svg:x="1.301cm" svg:y="1.266cm">
          <text:p text:style-name="P3"><text:span text:style-name="T2">Conjunto de registradores do uP ICM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55" draw:style-name="gr13" draw:text-style-name="P2" draw:layer="layout" svg:width="22.435cm" svg:height="14.391cm" svg:x="1.905cm" svg:y="3.387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1;p55" draw:style-name="standard" draw:layer="layout" svg:width="22.8cm" svg:height="7.602cm" svg:x="1.499cm" svg:y="4.926cm">
          <table:table>
            <table:table-column table:style-name="co1"/>
            <table:table-column table:style-name="co2"/>
            <table:table-column table:style-name="co3"/>
            <table:table-row table:style-name="ro1" table:default-cell-style-name="ce1">
              <table:table-cell>
                <text:p text:style-name="P14"><text:span text:style-name="T10">Nome</text:span></text:p>
              </table:table-cell>
              <table:table-cell>
                <text:p text:style-name="P14"><text:span text:style-name="T10">Qtde</text:span></text:p>
              </table:table-cell>
              <table:table-cell>
                <text:p text:style-name="P14"><text:span text:style-name="T10">Finalidade</text:span></text:p>
              </table:table-cell>
            </table:table-row>
            <table:table-row table:style-name="ro2" table:default-cell-style-name="ce2">
              <table:table-cell>
                <text:p text:style-name="P14"><text:span text:style-name="T11">R</text:span><text:span text:style-name="T12">n</text:span></text:p>
              </table:table-cell>
              <table:table-cell>
                <text:p text:style-name="P14"><text:span text:style-name="T11">0-7</text:span></text:p>
              </table:table-cell>
              <table:table-cell>
                <text:p text:style-name="P14"><text:span text:style-name="T11">Registradores de propósito geral</text:span></text:p>
              </table:table-cell>
            </table:table-row>
            <table:table-row table:style-name="ro3" table:default-cell-style-name="ce2">
              <table:table-cell>
                <text:p text:style-name="P14"><text:span text:style-name="T11">FR</text:span></text:p>
              </table:table-cell>
              <table:table-cell>
                <text:p text:style-name="P14"><text:span text:style-name="T11">1</text:span></text:p>
              </table:table-cell>
              <table:table-cell>
                <text:p text:style-name="P14"><text:span text:style-name="T11">Flag Register</text:span></text:p>
              </table:table-cell>
            </table:table-row>
            <table:table-row table:style-name="ro3" table:default-cell-style-name="ce2">
              <table:table-cell>
                <text:p text:style-name="P14"><text:span text:style-name="T11">SP</text:span></text:p>
              </table:table-cell>
              <table:table-cell>
                <text:p text:style-name="P14"><text:span text:style-name="T11">1</text:span></text:p>
              </table:table-cell>
              <table:table-cell>
                <text:p text:style-name="P14"><text:span text:style-name="T11">Ponteiro da pilha</text:span></text:p>
              </table:table-cell>
            </table:table-row>
            <table:table-row table:style-name="ro3" table:default-cell-style-name="ce2">
              <table:table-cell>
                <text:p text:style-name="P14"><text:span text:style-name="T11">PC</text:span></text:p>
              </table:table-cell>
              <table:table-cell>
                <text:p text:style-name="P14"><text:span text:style-name="T11">1</text:span></text:p>
              </table:table-cell>
              <table:table-cell>
                <text:p text:style-name="P14"><text:span text:style-name="T11">Contador de programa</text:span></text:p>
              </table:table-cell>
            </table:table-row>
            <table:table-row table:style-name="ro3" table:default-cell-style-name="ce2">
              <table:table-cell>
                <text:p text:style-name="P14"><text:span text:style-name="T11">IR (interno)</text:span></text:p>
              </table:table-cell>
              <table:table-cell>
                <text:p text:style-name="P14"><text:span text:style-name="T11">1</text:span></text:p>
              </table:table-cell>
              <table:table-cell>
                <text:p text:style-name="P14"><text:span text:style-name="T11">Registrador de instruções</text:span></text:p>
              </table:table-cell>
            </table:table-row>
            <table:table-row table:style-name="ro4" table:default-cell-style-name="ce2">
              <table:table-cell>
                <text:p text:style-name="P14"><text:span text:style-name="T11">MAR (interno)</text:span></text:p>
              </table:table-cell>
              <table:table-cell>
                <text:p text:style-name="P14"><text:span text:style-name="T11">1</text:span></text:p>
              </table:table-cell>
              <table:table-cell>
                <text:p text:style-name="P14"><text:span text:style-name="T11">Registrador de endereço de memória</text:span></text:p>
              </table:table-cell>
            </table:table-row>
          </table:table>
          <draw:image xlink:href="Pictures/TablePreview1.svm" xlink:type="simple" xlink:show="embed" xlink:actuate="onLoad"/>
        </draw:frame>
        <draw:custom-shape draw:name="Google Shape;392;p55" draw:style-name="gr1" draw:text-style-name="P2" draw:layer="layout" svg:width="17.778cm" svg:height="4.128cm" svg:x="3.7cm" svg:y="13.125cm">
          <text:list text:style-name="L3">
            <text:list-item>
              <text:p text:style-name="P15"><text:span text:style-name="T4">Arquitetura RISC do tipo Load/Store</text:span></text:p>
            </text:list-item>
            <text:list-item>
              <text:p text:style-name="P16"><text:span text:style-name="T4">Operações de Reg. para Reg.</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383;p3:notes" draw:style-name="gr14" draw:text-style-name="P2" draw:layer="layout" svg:width="8.544cm" svg:height="1.418cm" svg:x="11.17cm" svg:y="27.00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4;p3:notes" draw:style-name="gr4" draw:layer="layout" svg:width="14.211cm" svg:height="10.656cm" svg:x="2.756cm" svg:y="2.134cm" draw:page-number="3" presentation:class="page"/>
          <draw:frame draw:name="Google Shape;385;p3:notes" presentation:style-name="pr4" draw:text-style-name="P7" draw:layer="layout" svg:width="14.462cm" svg:height="12.791cm" svg:x="2.628cm" svg:y="13.503cm" presentation:class="notes" presentation:placeholder="true" presentation:user-transformed="true">
            <draw:text-box/>
          </draw:frame>
        </presentation:notes>
      </draw:page>
      <draw:page draw:name="page4" draw:style-name="dp1" draw:master-page-name="OBJECT_5f_AND_5f_TWO_5f_OBJECTS">
        <draw:custom-shape draw:name="Google Shape;397;p56"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56" draw:style-name="gr1" draw:text-style-name="P2" draw:layer="layout" svg:width="5.925cm" svg:height="1.321cm" svg:x="20.783cm" svg:y="17.72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56" draw:style-name="gr2" draw:text-style-name="P2" draw:layer="layout" svg:width="22.796cm" svg:height="2cm" svg:x="1.301cm" svg:y="1.266cm">
          <text:p text:style-name="P3"><text:span text:style-name="T2">Formato de Instr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56" draw:style-name="gr1" draw:text-style-name="P2" draw:layer="layout" svg:width="22.796cm" svg:height="13.598cm" svg:x="1.366cm" svg:y="3.204cm">
          <text:p text:style-name="P1"><text:span text:style-name="T4"/></text:p>
          <text:list text:style-name="L5">
            <text:list-item>
              <text:p text:style-name="P17"><text:span text:style-name="T13">Manipulação de Dados</text:span></text:p>
            </text:list-item>
          </text:list>
          <text:list text:style-name="L6">
            <text:list-item>
              <text:list>
                <text:list-item>
                  <text:p text:style-name="P18"><text:span text:style-name="T11">op = opcode </text:span></text:p>
                </text:list-item>
                <text:list-item>
                  <text:p text:style-name="P18"><text:span text:style-name="T11">rx, ry, rz: registradores</text:span></text:p>
                </text:list-item>
                <text:list-item>
                  <text:p text:style-name="P18"><text:span text:style-name="T11">c: uso do bit de carry</text:span></text:p>
                </text:list-item>
              </text:list>
            </text:list-item>
          </text:list>
          <text:list text:style-name="L7">
            <text:list-item>
              <text:list>
                <text:list-item>
                  <text:list>
                    <text:list-item>
                      <text:p text:style-name="P19"><text:span text:style-name="T14">Direto:</text:span></text:p>
                    </text:list-item>
                  </text:list>
                </text:list-item>
              </text:list>
            </text:list-item>
          </text:list>
          <text:p text:style-name="P1"><text:span text:style-name="T14"/></text:p>
          <text:p text:style-name="P1"><text:span text:style-name="T14"/></text:p>
          <text:p text:style-name="P1"><text:span text:style-name="T14"/></text:p>
          <text:list text:style-name="L8">
            <text:list-item>
              <text:list>
                <text:list-item>
                  <text:list>
                    <text:list-item>
                      <text:p text:style-name="P19"><text:span text:style-name="T14">Imediato:</text:span></text:p>
                    </text:list-item>
                  </text:list>
                </text:list-item>
              </text:list>
            </text:list-item>
          </text:list>
          <text:p text:style-name="P20"><text:span text:style-name="T14"/></text:p>
          <text:p text:style-name="P20"><text:span text:style-name="T14"/></text:p>
          <text:p text:style-name="P20"><text:span text:style-name="T14"/></text:p>
          <text:list text:continue-numbering="true" text:style-name="L8">
            <text:list-item>
              <text:list>
                <text:list-item>
                  <text:list>
                    <text:list-item>
                      <text:p text:style-name="P19"><text:span text:style-name="T14">Indireto por</text:span></text:p>
                    </text:list-item>
                  </text:list>
                </text:list-item>
              </text:list>
            </text:list-item>
          </text:list>
          <text:p text:style-name="P21"><text:span text:style-name="T14"><text:s text:c="4"/></text:span><text:span text:style-name="T14">Registr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1;p56" draw:style-name="standard" draw:layer="layout" svg:width="10.175cm" svg:height="2.397cm" svg:x="10.12cm" svg:y="9.177cm">
          <table:table>
            <table:table-column table:style-name="co4"/>
            <table:table-column table:style-name="co5"/>
            <table:table-column table:style-name="co6"/>
            <table:table-row table:style-name="ro5" table:default-cell-style-name="ce4">
              <table:table-cell table:style-name="ce3">
                <text:p text:style-name="P1"><text:span text:style-name="T13"><text:s text:c="3"/></text:span><text:span text:style-name="T13">op</text:span></text:p>
              </table:table-cell>
              <table:table-cell>
                <text:p text:style-name="P1"><text:span text:style-name="T13"><text:s text:c="2"/></text:span><text:span text:style-name="T13">rx</text:span></text:p>
              </table:table-cell>
              <table:table-cell>
                <text:p text:style-name="P1"><text:span text:style-name="T13"><text:s/></text:span></text:p>
              </table:table-cell>
            </table:table-row>
            <table:table-row table:style-name="ro5">
              <table:table-cell table:style-name="ce3" table:number-columns-spanned="3">
                <text:p text:style-name="P1"><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oogle Shape;402;p56">
          <draw:custom-shape draw:name="Google Shape;403;p56" draw:style-name="gr3" draw:text-style-name="P2" draw:layer="layout" svg:width="1.688cm" svg:height="0.842cm" svg:x="11.033cm" svg:y="8.352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56" draw:style-name="gr3" draw:text-style-name="P2" draw:layer="layout" svg:width="1.688cm" svg:height="0.842cm" svg:x="14.023cm" svg:y="8.334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56" draw:style-name="gr13" draw:text-style-name="P2" draw:layer="layout" svg:width="0.51cm" svg:height="0.853cm" svg:x="17.454cm" svg:y="8.42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56" draw:style-name="gr3" draw:text-style-name="P2" draw:layer="layout" svg:width="1.692cm" svg:height="0.842cm" svg:x="17.387cm" svg:y="8.334cm">
            <text:p text:style-name="P1"><text:span text:style-name="T1">7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7;p56" draw:style-name="standard" draw:layer="layout" svg:width="10.175cm" svg:height="1.269cm" svg:x="10.041cm" svg:y="16.47cm">
          <table:table>
            <table:table-column table:style-name="co4"/>
            <table:table-column table:style-name="co5"/>
            <table:table-column table:style-name="co7"/>
            <table:table-column table:style-name="co8"/>
            <table:table-row table:style-name="ro6" table:default-cell-style-name="ce4">
              <table:table-cell table:style-name="ce3">
                <text:p text:style-name="P1"><text:span text:style-name="T13"><text:s text:c="3"/></text:span><text:span text:style-name="T13">op</text:span></text:p>
              </table:table-cell>
              <table:table-cell>
                <text:p text:style-name="P1"><text:span text:style-name="T13"><text:s text:c="2"/></text:span><text:span text:style-name="T13">rx</text:span></text:p>
              </table:table-cell>
              <table:table-cell>
                <text:p text:style-name="P1"><text:span text:style-name="T13"><text:s/></text:span><text:span text:style-name="T13">ry</text:span></text:p>
              </table:table-cell>
              <table:table-cell table:style-name="ce5"/>
            </table:table-row>
          </table:table>
          <draw:image xlink:href="Pictures/TablePreview3.svm" xlink:type="simple" xlink:show="embed" xlink:actuate="onLoad"/>
        </draw:frame>
        <draw:g draw:name="Google Shape;408;p56">
          <draw:custom-shape draw:name="Google Shape;409;p56" draw:style-name="gr3" draw:text-style-name="P2" draw:layer="layout" svg:width="1.688cm" svg:height="0.842cm" svg:x="10.835cm" svg:y="15.694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56" draw:style-name="gr3" draw:text-style-name="P2" draw:layer="layout" svg:width="1.688cm" svg:height="0.842cm" svg:x="13.824cm" svg:y="15.677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56" draw:style-name="gr3" draw:text-style-name="P2" draw:layer="layout" svg:width="1.688cm" svg:height="0.842cm" svg:x="16.007cm" svg:y="15.677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56" draw:style-name="gr13" draw:text-style-name="P2" draw:layer="layout" svg:width="0.51cm" svg:height="0.853cm" svg:x="17.255cm" svg:y="15.765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56" draw:style-name="gr3" draw:text-style-name="P2" draw:layer="layout" svg:width="1.692cm" svg:height="0.842cm" svg:x="18.393cm" svg:y="15.677cm">
            <text:p text:style-name="P1"><text:span text:style-name="T1">4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4;p56" draw:style-name="standard" draw:layer="layout" svg:width="10.175cm" svg:height="2.54cm" svg:x="10.041cm" svg:y="13.097cm">
          <table:table>
            <table:table-column table:style-name="co4"/>
            <table:table-column table:style-name="co5"/>
            <table:table-column table:style-name="co6"/>
            <table:table-row table:style-name="ro6" table:default-cell-style-name="ce4">
              <table:table-cell table:style-name="ce3">
                <text:p text:style-name="P1"><text:span text:style-name="T13"><text:s text:c="3"/></text:span><text:span text:style-name="T13">op</text:span></text:p>
              </table:table-cell>
              <table:table-cell>
                <text:p text:style-name="P1"><text:span text:style-name="T13"><text:s text:c="2"/></text:span><text:span text:style-name="T13">rx</text:span></text:p>
              </table:table-cell>
              <table:table-cell>
                <text:p text:style-name="P1"><text:span text:style-name="T13"><text:s/></text:span></text:p>
              </table:table-cell>
            </table:table-row>
            <table:table-row table:style-name="ro7">
              <table:table-cell table:style-name="ce3" table:number-columns-spanned="3">
                <text:p text:style-name="P1"><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oogle Shape;415;p56">
          <draw:custom-shape draw:name="Google Shape;416;p56" draw:style-name="gr3" draw:text-style-name="P2" draw:layer="layout" svg:width="1.688cm" svg:height="0.842cm" svg:x="10.954cm" svg:y="12.272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56" draw:style-name="gr3" draw:text-style-name="P2" draw:layer="layout" svg:width="1.688cm" svg:height="0.842cm" svg:x="13.944cm" svg:y="12.255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56" draw:style-name="gr13" draw:text-style-name="P2" draw:layer="layout" svg:width="0.51cm" svg:height="0.853cm" svg:x="17.374cm" svg:y="12.34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56" draw:style-name="gr3" draw:text-style-name="P2" draw:layer="layout" svg:width="1.692cm" svg:height="0.842cm" svg:x="17.189cm" svg:y="12.303cm">
            <text:p text:style-name="P1"><text:span text:style-name="T1">7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94;p4:notes" presentation:style-name="pr5" draw:text-style-name="P7" draw:layer="layout" svg:width="16.798cm" svg:height="13.363cm" svg:x="2.1cm" svg:y="14.107cm" presentation:class="notes" presentation:placeholder="true" presentation:user-transformed="true">
            <draw:text-box/>
          </draw:frame>
          <draw:page-thumbnail draw:name="Google Shape;395;p4:notes" draw:style-name="gr4" draw:layer="layout" svg:width="19.797cm" svg:height="11.135cm" svg:x="0.6cm" svg:y="2.257cm" draw:page-number="4" presentation:class="page"/>
        </presentation:notes>
      </draw:page>
      <draw:page draw:name="page5" draw:style-name="dp1" draw:master-page-name="Default">
        <draw:custom-shape draw:name="Google Shape;424;p57"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57"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57" draw:style-name="gr2" draw:text-style-name="P2" draw:layer="layout" svg:width="22.796cm" svg:height="2cm" svg:x="1.301cm" svg:y="1.266cm">
          <text:p text:style-name="P3"><text:span text:style-name="T2">Instruções de manipulação de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57" draw:style-name="gr1" draw:text-style-name="P2" draw:layer="layout" svg:width="22.858cm" svg:height="13.598cm" svg:x="1.301cm" svg:y="3.656cm">
          <text:p text:style-name="P14"><text:span text:style-name="T5">Direto</text:span></text:p>
          <text:p text:style-name="P22"><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2"><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2"><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22"><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3"><text:span text:style-name="T5">Indireto por Registrador</text:span></text:p>
          <text:p text:style-name="P22"><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2"><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2"><text:span text:style-name="T14"><text:tab/></text:span></text:p>
          <text:p text:style-name="P23"><text:span text:style-name="T5">Imediato</text:span></text:p>
          <text:p text:style-name="P22"><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14">NR</text:span></text:p>
          <text:p text:style-name="P23"><text:span text:style-name="T5">Movimentação</text:span></text:p>
          <text:p text:style-name="P22"><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22"><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22"><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22"><text:span text:style-name="T14"/></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21;p5:notes" presentation:style-name="pr6" draw:text-style-name="P7" draw:layer="layout" svg:width="16.798cm" svg:height="13.363cm" svg:x="2.1cm" svg:y="14.107cm" presentation:class="notes" presentation:placeholder="true" presentation:user-transformed="true">
            <draw:text-box/>
          </draw:frame>
          <draw:page-thumbnail draw:name="Google Shape;422;p5:notes" draw:style-name="gr4" draw:layer="layout" svg:width="19.797cm" svg:height="11.135cm" svg:x="0.6cm" svg:y="2.257cm" draw:page-number="5" presentation:class="page"/>
        </presentation:notes>
      </draw:page>
      <draw:page draw:name="page6" draw:style-name="dp1" draw:master-page-name="OBJECT_5f_AND_5f_TWO_5f_OBJECTS">
        <draw:custom-shape draw:name="Google Shape;432;p58"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58"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58" draw:style-name="gr2" draw:text-style-name="P2" draw:layer="layout" svg:width="22.796cm" svg:height="2cm" svg:x="1.301cm" svg:y="1.266cm">
          <text:p text:style-name="P3"><text:span text:style-name="T2">Formato de Instr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58" draw:style-name="gr1" draw:text-style-name="P2" draw:layer="layout" svg:width="22.796cm" svg:height="13.598cm" svg:x="1.301cm" svg:y="3.656cm">
          <text:p text:style-name="P1"><text:span text:style-name="T4"/></text:p>
          <text:list text:style-name="L5">
            <text:list-item>
              <text:p text:style-name="P17"><text:span text:style-name="T13">Instruções Lógicas e Aritméticas</text:span></text:p>
            </text:list-item>
          </text:list>
          <text:list text:style-name="L6">
            <text:list-item>
              <text:list>
                <text:list-item>
                  <text:p text:style-name="P18"><text:span text:style-name="T11">op = opcode </text:span></text:p>
                </text:list-item>
                <text:list-item>
                  <text:p text:style-name="P18"><text:span text:style-name="T11">rx, ry, rz: registradores</text:span></text:p>
                </text:list-item>
                <text:list-item>
                  <text:p text:style-name="P18"><text:span text:style-name="T11">c: uso do bit de car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6;p58" draw:style-name="standard" draw:layer="layout" svg:width="9.998cm" svg:height="1.198cm" svg:x="5.499cm" svg:y="10.724cm">
          <table:table>
            <table:table-column table:style-name="co9"/>
            <table:table-column table:style-name="co10"/>
            <table:table-column table:style-name="co11"/>
            <table:table-column table:style-name="co10"/>
            <table:table-column table:style-name="co12"/>
            <table:table-row table:style-name="ro5" table:default-cell-style-name="ce4">
              <table:table-cell table:style-name="ce3">
                <text:p text:style-name="P1"><text:span text:style-name="T13"><text:s text:c="3"/></text:span><text:span text:style-name="T13">op</text:span></text:p>
              </table:table-cell>
              <table:table-cell>
                <text:p text:style-name="P1"><text:span text:style-name="T13"><text:s text:c="2"/></text:span><text:span text:style-name="T13">rx</text:span></text:p>
              </table:table-cell>
              <table:table-cell>
                <text:p text:style-name="P1"><text:span text:style-name="T13"><text:s/></text:span><text:span text:style-name="T13">ry</text:span></text:p>
              </table:table-cell>
              <table:table-cell>
                <text:p text:style-name="P1"><text:span text:style-name="T13"><text:s text:c="2"/></text:span><text:span text:style-name="T13">rz</text:span></text:p>
              </table:table-cell>
              <table:table-cell table:style-name="ce6">
                <text:p text:style-name="P1"><text:span text:style-name="T13">c</text:span></text:p>
              </table:table-cell>
            </table:table-row>
          </table:table>
          <draw:image xlink:href="Pictures/TablePreview5.svm" xlink:type="simple" xlink:show="embed" xlink:actuate="onLoad"/>
        </draw:frame>
        <draw:g draw:name="Google Shape;437;p58">
          <draw:custom-shape draw:name="Google Shape;438;p58" draw:style-name="gr3" draw:text-style-name="P2" draw:layer="layout" svg:width="1.688cm" svg:height="0.842cm" svg:x="6.337cm" svg:y="11.924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58" draw:style-name="gr3" draw:text-style-name="P2" draw:layer="layout" svg:width="1.688cm" svg:height="0.842cm" svg:x="8.925cm" svg:y="11.937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58" draw:style-name="gr3" draw:text-style-name="P2" draw:layer="layout" svg:width="1.688cm" svg:height="0.842cm" svg:x="10.817cm" svg:y="11.959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58" draw:style-name="gr3" draw:text-style-name="P2" draw:layer="layout" svg:width="1.688cm" svg:height="0.842cm" svg:x="12.757cm" svg:y="11.994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58" draw:style-name="gr3" draw:text-style-name="P2" draw:layer="layout" svg:width="1.44cm" svg:height="0.842cm" svg:x="14.38cm" svg:y="11.959cm">
            <text:p text:style-name="P1"><text:span text:style-name="T1">1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29;p6:notes" presentation:style-name="pr7" draw:text-style-name="P7" draw:layer="layout" svg:width="16.798cm" svg:height="13.363cm" svg:x="2.1cm" svg:y="14.107cm" presentation:class="notes" presentation:placeholder="true" presentation:user-transformed="true">
            <draw:text-box/>
          </draw:frame>
          <draw:page-thumbnail draw:name="Google Shape;430;p6:notes" draw:style-name="gr4" draw:layer="layout" svg:width="19.797cm" svg:height="11.135cm" svg:x="0.6cm" svg:y="2.257cm" draw:page-number="6" presentation:class="page"/>
        </presentation:notes>
      </draw:page>
      <draw:page draw:name="page7" draw:style-name="dp1" draw:master-page-name="Default">
        <draw:custom-shape draw:name="Google Shape;447;p59"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59"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59" draw:style-name="gr2" draw:text-style-name="P2" draw:layer="layout" svg:width="22.796cm" svg:height="2cm" svg:x="1.301cm" svg:y="1.266cm">
          <text:p text:style-name="P3"><text:span text:style-name="T2">Instruções aritmé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59" draw:style-name="gr3" draw:text-style-name="P2" draw:layer="layout" svg:width="24.06cm" svg:height="13.598cm" svg:x="0.699cm" svg:y="4.255cm">
          <text:p text:style-name="P14"><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2"><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1"><text:span text:style-name="T14"><text:s text:c="6"/></text:span><text:span text:style-name="T14">ADDN RX, #NR </text:span><text:span text:style-name="T14"><text:tab/></text:span><text:span text:style-name="T14"><text:tab/></text:span><text:span text:style-name="T14">RX&lt;-RX+NR</text:span><text:span text:style-name="T14"><text:tab/></text:span><text:span text:style-name="T14"> </text:span><text:span text:style-name="T14"><text:tab/></text:span><text:span text:style-name="T14">101010 | RX | xxx | xxx | 1</text:span></text:p>
          <text:p text:style-name="P2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14">NR</text:span></text:p>
          <text:p text:style-name="P22"><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2"><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2"><text:span text:style-name="T14"/></text:p>
          <text:p text:style-name="P22"><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2"><text:span text:style-name="T14"><text:tab/></text:span><text:span text:style-name="T14">MULTC RX, RY, RZ <text:s text:c="3"/></text:span><text:span text:style-name="T14"><text:tab/></text:span><text:span text:style-name="T14">RX&lt;-RY*RZ+C </text:span><text:span text:style-name="T14"><text:tab/></text:span><text:span text:style-name="T14">100010 | RX | RY | RZ | 1</text:span></text:p>
          <text:p text:style-name="P22"><text:span text:style-name="T14"/></text:p>
          <text:p text:style-name="P22"><text:span text:style-name="T14"><text:tab/></text:span><text:span text:style-name="T14">DIV RX, RY, RZ <text:s/></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22"><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22"><text:span text:style-name="T14"/></text:p>
          <text:p text:style-name="P22"><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22"><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22"><text:span text:style-name="T14"><text:tab/></text:span></text:p>
          <text:p text:style-name="P22"><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22"><text:span text:style-name="T14"/></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44;p7:notes" presentation:style-name="pr8" draw:text-style-name="P7" draw:layer="layout" svg:width="16.798cm" svg:height="13.363cm" svg:x="2.1cm" svg:y="14.107cm" presentation:class="notes" presentation:placeholder="true" presentation:user-transformed="true">
            <draw:text-box/>
          </draw:frame>
          <draw:page-thumbnail draw:name="Google Shape;445;p7:notes" draw:style-name="gr4" draw:layer="layout" svg:width="19.797cm" svg:height="11.135cm" svg:x="0.6cm" svg:y="2.257cm" draw:page-number="7" presentation:class="page"/>
        </presentation:notes>
      </draw:page>
      <draw:page draw:name="page8" draw:style-name="dp1" draw:master-page-name="Default">
        <draw:custom-shape draw:name="Google Shape;455;p60"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60"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60" draw:style-name="gr2" draw:text-style-name="P2" draw:layer="layout" svg:width="22.796cm" svg:height="2cm" svg:x="1.301cm" svg:y="1.266cm">
          <text:p text:style-name="P3"><text:span text:style-name="T2">Instruções lóg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60" draw:style-name="gr3" draw:text-style-name="P2" draw:layer="layout" svg:width="22.858cm" svg:height="13.598cm" svg:x="1.901cm" svg:y="4.255cm">
          <text:p text:style-name="P14"><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22"><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22"><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22"><text:span text:style-name="T14"/></text:p>
          <text:p text:style-name="P22"><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22"><text:span text:style-name="T14"><text:tab/></text:span></text:p>
          <text:p text:style-name="P22"><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22"><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22"><text:span text:style-name="T14"/></text:p>
          <text:p text:style-name="P22"><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2"><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2"><text:span text:style-name="T14"/></text:p>
          <text:p text:style-name="P22"><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22"><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22"><text:span text:style-name="T14"/></text:p>
          <text:p text:style-name="P22"><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22"><text:span text:style-name="T14"/></text:p>
          <text:p text:style-name="P22"><text:span text:style-name="T14"><text:tab/></text:span></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52;p8:notes" presentation:style-name="pr9" draw:text-style-name="P7" draw:layer="layout" svg:width="16.798cm" svg:height="13.363cm" svg:x="2.1cm" svg:y="14.107cm" presentation:class="notes" presentation:placeholder="true" presentation:user-transformed="true">
            <draw:text-box/>
          </draw:frame>
          <draw:page-thumbnail draw:name="Google Shape;453;p8:notes" draw:style-name="gr4" draw:layer="layout" svg:width="19.797cm" svg:height="11.135cm" svg:x="0.6cm" svg:y="2.257cm" draw:page-number="8" presentation:class="page"/>
        </presentation:notes>
      </draw:page>
      <draw:page draw:name="page9" draw:style-name="dp1" draw:master-page-name="OBJECT_5f_AND_5f_TWO_5f_OBJECTS">
        <draw:custom-shape draw:name="Google Shape;463;p61"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61"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61" draw:style-name="gr2" draw:text-style-name="P2" draw:layer="layout" svg:width="22.796cm" svg:height="2cm" svg:x="1.301cm" svg:y="1.266cm">
          <text:p text:style-name="P3"><text:span text:style-name="T2">Formato de Instr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61" draw:style-name="gr1" draw:text-style-name="P2" draw:layer="layout" svg:width="22.796cm" svg:height="13.598cm" svg:x="1.301cm" svg:y="3.656cm">
          <text:p text:style-name="P1"><text:span text:style-name="T4"/></text:p>
          <text:list text:style-name="L5">
            <text:list-item>
              <text:p text:style-name="P17"><text:span text:style-name="T13">Instruções de entrada e saída</text:span></text:p>
            </text:list-item>
          </text:list>
          <text:p text:style-name="P17"><text:span text:style-name="T13"/></text:p>
          <text:list text:style-name="L10">
            <text:list-item>
              <text:list>
                <text:list-item>
                  <text:p text:style-name="P18"><text:span text:style-name="T11">Input</text:span></text:p>
                </text:list-item>
              </text:list>
            </text:list-item>
          </text:list>
          <text:p text:style-name="P1"><text:span text:style-name="T11"/></text:p>
          <text:p text:style-name="P1"><text:span text:style-name="T11"/></text:p>
          <text:p text:style-name="P1"><text:span text:style-name="T11"/></text:p>
          <text:list text:continue-numbering="true" text:style-name="L10">
            <text:list-item>
              <text:list>
                <text:list-item>
                  <text:p text:style-name="P18"><text:span text:style-name="T11">Output</text:span></text:p>
                </text:list-item>
              </text:list>
            </text:list-item>
          </text:list>
          <text:p text:style-name="P1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61" draw:style-name="gr1" draw:text-style-name="P2" draw:layer="layout" svg:width="11.216cm" svg:height="6.586cm" svg:x="12.943cm" svg:y="10.667cm">
          <text:p text:style-name="P14"><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61" draw:style-name="standard" draw:layer="layout" svg:width="9.998cm" svg:height="1.198cm" svg:x="7.144cm" svg:y="8.136cm">
          <table:table>
            <table:table-column table:style-name="co9"/>
            <table:table-column table:style-name="co10"/>
            <table:table-column table:style-name="co13"/>
            <table:table-row table:style-name="ro5">
              <table:table-cell table:style-name="ce3">
                <text:p text:style-name="P1"><text:span text:style-name="T13"><text:s text:c="3"/></text:span><text:span text:style-name="T13">op</text:span></text:p>
              </table:table-cell>
              <table:table-cell table:style-name="ce4">
                <text:p text:style-name="P1"><text:span text:style-name="T13"><text:s text:c="2"/></text:span><text:span text:style-name="T13">rx</text:span></text:p>
              </table:table-cell>
              <table:table-cell table:style-name="ce6">
                <text:p text:style-name="P1"><text:span text:style-name="T13"><text:s/></text:span></text:p>
              </table:table-cell>
            </table:table-row>
          </table:table>
          <draw:image xlink:href="Pictures/TablePreview6.svm" xlink:type="simple" xlink:show="embed" xlink:actuate="onLoad"/>
        </draw:frame>
        <draw:g draw:name="Google Shape;469;p61">
          <draw:custom-shape draw:name="Google Shape;470;p61" draw:style-name="gr3" draw:text-style-name="P2" draw:layer="layout" svg:width="1.688cm" svg:height="0.842cm" svg:x="7.982cm" svg:y="9.335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61" draw:style-name="gr3" draw:text-style-name="P2" draw:layer="layout" svg:width="1.688cm" svg:height="0.842cm" svg:x="10.57cm" svg:y="9.349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61" draw:style-name="gr3" draw:text-style-name="P2" draw:layer="layout" svg:width="1.688cm" svg:height="0.842cm" svg:x="13.692cm" svg:y="9.327cm">
            <text:p text:style-name="P1"><text:span text:style-name="T1">7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73;p61" draw:style-name="standard" draw:layer="layout" svg:width="9.998cm" svg:height="1.269cm" svg:x="7.342cm" svg:y="12.502cm">
          <table:table>
            <table:table-column table:style-name="co9"/>
            <table:table-column table:style-name="co10"/>
            <table:table-column table:style-name="co11"/>
            <table:table-column table:style-name="co14"/>
            <table:table-row table:style-name="ro6" table:default-cell-style-name="ce4">
              <table:table-cell table:style-name="ce3">
                <text:p text:style-name="P1"><text:span text:style-name="T13"><text:s text:c="3"/></text:span><text:span text:style-name="T13">op</text:span></text:p>
              </table:table-cell>
              <table:table-cell>
                <text:p text:style-name="P1"><text:span text:style-name="T13"><text:s text:c="2"/></text:span><text:span text:style-name="T13">rx</text:span></text:p>
              </table:table-cell>
              <table:table-cell>
                <text:p text:style-name="P1"><text:span text:style-name="T13"><text:s/></text:span><text:span text:style-name="T13">ry</text:span></text:p>
              </table:table-cell>
              <table:table-cell table:style-name="ce7"/>
            </table:table-row>
          </table:table>
          <draw:image xlink:href="Pictures/TablePreview7.svm" xlink:type="simple" xlink:show="embed" xlink:actuate="onLoad"/>
        </draw:frame>
        <draw:g draw:name="Google Shape;474;p61">
          <draw:custom-shape draw:name="Google Shape;475;p61" draw:style-name="gr3" draw:text-style-name="P2" draw:layer="layout" svg:width="1.688cm" svg:height="0.842cm" svg:x="8.18cm" svg:y="13.701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61" draw:style-name="gr3" draw:text-style-name="P2" draw:layer="layout" svg:width="1.688cm" svg:height="0.842cm" svg:x="10.769cm" svg:y="13.714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61" draw:style-name="gr3" draw:text-style-name="P2" draw:layer="layout" svg:width="1.688cm" svg:height="0.842cm" svg:x="12.66cm" svg:y="13.736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61" draw:style-name="gr3" draw:text-style-name="P2" draw:layer="layout" svg:width="1.692cm" svg:height="0.842cm" svg:x="14.605cm" svg:y="13.772cm">
            <text:p text:style-name="P1"><text:span text:style-name="T1">4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60;p9:notes" presentation:style-name="pr10" draw:text-style-name="P7" draw:layer="layout" svg:width="16.798cm" svg:height="13.363cm" svg:x="2.1cm" svg:y="14.107cm" presentation:class="notes" presentation:placeholder="true" presentation:user-transformed="true">
            <draw:text-box/>
          </draw:frame>
          <draw:page-thumbnail draw:name="Google Shape;461;p9:notes" draw:style-name="gr4" draw:layer="layout" svg:width="19.797cm" svg:height="11.135cm" svg:x="0.6cm" svg:y="2.257cm" draw:page-number="9" presentation:class="page"/>
        </presentation:notes>
      </draw:page>
      <draw:page draw:name="page10" draw:style-name="dp1" draw:master-page-name="Default">
        <draw:custom-shape draw:name="Google Shape;483;p62"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62"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62" draw:style-name="gr2" draw:text-style-name="P2" draw:layer="layout" svg:width="22.796cm" svg:height="2cm" svg:x="1.301cm" svg:y="1.266cm">
          <text:p text:style-name="P3"><text:span text:style-name="T2">Instruções de entrada e saí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62" draw:style-name="gr3" draw:text-style-name="P2" draw:layer="layout" svg:width="22.858cm" svg:height="13.598cm" svg:x="1.901cm" svg:y="4.255cm">
          <text:p text:style-name="P14"><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22"><text:span text:style-name="T14"/></text:p>
          <text:p text:style-name="P22"><text:span text:style-name="T14"/></text:p>
          <text:p text:style-name="P22"><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22"><text:span text:style-name="T14"/></text:p>
          <text:p text:style-name="P22"><text:span text:style-name="T14"><text:tab/></text:span></text:p>
          <text:p text:style-name="P22"><text:span text:style-name="T14"/></text:p>
          <text:p text:style-name="P22"><text:span text:style-name="T14"><text:tab/></text:span></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80;p10:notes" presentation:style-name="pr11" draw:text-style-name="P7" draw:layer="layout" svg:width="16.798cm" svg:height="13.363cm" svg:x="2.1cm" svg:y="14.107cm" presentation:class="notes" presentation:placeholder="true" presentation:user-transformed="true">
            <draw:text-box/>
          </draw:frame>
          <draw:page-thumbnail draw:name="Google Shape;481;p10:notes" draw:style-name="gr4" draw:layer="layout" svg:width="19.797cm" svg:height="11.135cm" svg:x="0.6cm" svg:y="2.257cm" draw:page-number="10" presentation:class="page"/>
        </presentation:notes>
      </draw:page>
      <draw:page draw:name="page11" draw:style-name="dp1" draw:master-page-name="OBJECT_5f_AND_5f_TWO_5f_OBJECTS">
        <draw:custom-shape draw:name="Google Shape;491;p63"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63"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63" draw:style-name="gr2" draw:text-style-name="P2" draw:layer="layout" svg:width="22.796cm" svg:height="2cm" svg:x="1.301cm" svg:y="1.266cm">
          <text:p text:style-name="P3"><text:span text:style-name="T2">Formato de Instr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63" draw:style-name="gr1" draw:text-style-name="P2" draw:layer="layout" svg:width="22.796cm" svg:height="13.598cm" svg:x="1.301cm" svg:y="3.656cm">
          <text:p text:style-name="P1"><text:span text:style-name="T4"/></text:p>
          <text:list text:style-name="L5">
            <text:list-item>
              <text:p text:style-name="P17"><text:span text:style-name="T13">Controle de desvio</text:span></text:p>
            </text:list-item>
          </text:list>
          <text:p text:style-name="P17"><text:span text:style-name="T13"/></text:p>
          <text:p text:style-name="P17"><text:span text:style-name="T13"/></text:p>
          <text:p text:style-name="P1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p63" draw:style-name="standard" draw:layer="layout" svg:width="13.949cm" svg:height="2.397cm" svg:x="4.502cm" svg:y="6.522cm">
          <table:table>
            <table:table-column table:style-name="co15"/>
            <table:table-column table:style-name="co16"/>
            <table:table-column table:style-name="co17"/>
            <table:table-row table:style-name="ro5" table:default-cell-style-name="ce4">
              <table:table-cell table:style-name="ce3">
                <text:p text:style-name="P3"><text:span text:style-name="T13"><text:s/></text:span><text:span text:style-name="T13">op</text:span></text:p>
              </table:table-cell>
              <table:table-cell>
                <text:p text:style-name="P1"><text:span text:style-name="T13"><text:s text:c="4"/></text:span><text:span text:style-name="T13">cond</text:span></text:p>
              </table:table-cell>
              <table:table-cell>
                <text:p text:style-name="P1"><text:span text:style-name="T13"><text:s/></text:span></text:p>
              </table:table-cell>
            </table:table-row>
            <table:table-row table:style-name="ro5">
              <table:table-cell table:style-name="ce3" table:number-columns-spanned="3">
                <text:p text:style-name="P3"><text:span text:style-name="T13">Endereço</text:span></text:p>
              </table:table-cell>
              <table:covered-table-cell/>
              <table:covered-table-cell/>
            </table:table-row>
          </table:table>
          <draw:image xlink:href="Pictures/TablePreview8.svm" xlink:type="simple" xlink:show="embed" xlink:actuate="onLoad"/>
        </draw:frame>
        <draw:custom-shape draw:name="Google Shape;496;p63" draw:style-name="gr3" draw:text-style-name="P2" draw:layer="layout" svg:width="1.688cm" svg:height="0.842cm" svg:x="5.843cm" svg:y="5.733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63" draw:style-name="gr3" draw:text-style-name="P2" draw:layer="layout" svg:width="2.384cm" svg:height="0.842cm" svg:x="9.666cm" svg:y="5.755cm">
          <text:p text:style-name="P1"><text:span text:style-name="T1">4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63" draw:style-name="gr3" draw:text-style-name="P2" draw:layer="layout" svg:width="1.692cm" svg:height="0.842cm" svg:x="14.688cm" svg:y="5.755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88;p11:notes" presentation:style-name="pr12" draw:text-style-name="P7" draw:layer="layout" svg:width="16.798cm" svg:height="13.363cm" svg:x="2.1cm" svg:y="14.107cm" presentation:class="notes" presentation:placeholder="true" presentation:user-transformed="true">
            <draw:text-box/>
          </draw:frame>
          <draw:page-thumbnail draw:name="Google Shape;489;p11:notes" draw:style-name="gr4" draw:layer="layout" svg:width="19.797cm" svg:height="11.135cm" svg:x="0.6cm" svg:y="2.257cm" draw:page-number="11" presentation:class="page"/>
        </presentation:notes>
      </draw:page>
      <draw:page draw:name="page12" draw:style-name="dp1" draw:master-page-name="Default">
        <draw:custom-shape draw:name="Google Shape;503;p64"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64"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64" draw:style-name="gr2" draw:text-style-name="P2" draw:layer="layout" svg:width="22.796cm" svg:height="2cm" svg:x="1.301cm" svg:y="1.266cm">
          <text:p text:style-name="P3"><text:span text:style-name="T2">Instruções de salto (todas com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64" draw:style-name="gr3" draw:text-style-name="P2" draw:layer="layout" svg:width="22.858cm" svg:height="13.598cm" svg:x="1.786cm" svg:y="3.77cm">
          <text:p text:style-name="P14"><text:span text:style-name="T14"><text:s text:c="2"/></text:span><text:span text:style-name="T14">Salto se condição verdadeira para o END</text:span></text:p>
          <text:p text:style-name="P22"><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2"><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2"><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22"><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22"><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22"><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22"><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22"><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22"><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22"><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22"><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2"><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22"><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2"><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2"><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2"><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22"><text:span text:style-name="T14"/></text:p>
          <text:p text:style-name="P22"><text:span text:style-name="T14"><text:tab/></text:span></text:p>
          <text:p text:style-name="P22"><text:span text:style-name="T14"><text:tab/></text:span></text:p>
          <text:p text:style-name="P22"><text:span text:style-name="T14"/></text:p>
          <text:p text:style-name="P22"><text:span text:style-name="T14"><text:tab/></text:span></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0;p12:notes" presentation:style-name="pr13" draw:text-style-name="P7" draw:layer="layout" svg:width="16.798cm" svg:height="13.363cm" svg:x="2.1cm" svg:y="14.107cm" presentation:class="notes" presentation:placeholder="true" presentation:user-transformed="true">
            <draw:text-box/>
          </draw:frame>
          <draw:page-thumbnail draw:name="Google Shape;501;p12:notes" draw:style-name="gr4" draw:layer="layout" svg:width="19.797cm" svg:height="11.135cm" svg:x="0.6cm" svg:y="2.257cm" draw:page-number="12" presentation:class="page"/>
        </presentation:notes>
      </draw:page>
      <draw:page draw:name="page13" draw:style-name="dp1" draw:master-page-name="Default">
        <draw:custom-shape draw:name="Google Shape;511;p65"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65"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65" draw:style-name="gr2" draw:text-style-name="P2" draw:layer="layout" svg:width="22.796cm" svg:height="2cm" svg:x="1.301cm" svg:y="1.266cm">
          <text:p text:style-name="P3"><text:span text:style-name="T15">Instruções de chamada (todas com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65" draw:style-name="gr3" draw:text-style-name="P2" draw:layer="layout" svg:width="22.858cm" svg:height="13.598cm" svg:x="1.389cm" svg:y="3.175cm">
          <text:p text:style-name="P14"><text:span text:style-name="T14">Chama procedimento se condição verdadeira</text:span></text:p>
          <text:p text:style-name="P22"><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22"><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2"><text:span text:style-name="T14"><text:tab/></text:span><text:span text:style-name="T14"><text:tab/></text:span><text:span text:style-name="T14"><text:tab/></text:span><text:span text:style-name="T14"><text:tab/></text:span><text:span text:style-name="T14">SP--</text:span></text:p>
          <text:p text:style-name="P22"><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22"><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22"><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22"><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22"><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22"><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22"><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22"><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22"><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22"><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22"><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22"><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22"><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22"><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22"><text:span text:style-name="T14"/></text:p>
          <text:p text:style-name="P22"><text:span text:style-name="T14"/></text:p>
          <text:p text:style-name="P22"><text:span text:style-name="T14"><text:tab/></text:span></text:p>
          <text:p text:style-name="P22"><text:span text:style-name="T14"><text:tab/></text:span></text:p>
          <text:p text:style-name="P22"><text:span text:style-name="T14"/></text:p>
          <text:p text:style-name="P22"><text:span text:style-name="T14"><text:tab/></text:span></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8;p13:notes" presentation:style-name="pr14" draw:text-style-name="P7" draw:layer="layout" svg:width="16.798cm" svg:height="13.363cm" svg:x="2.1cm" svg:y="14.107cm" presentation:class="notes" presentation:placeholder="true" presentation:user-transformed="true">
            <draw:text-box/>
          </draw:frame>
          <draw:page-thumbnail draw:name="Google Shape;509;p13:notes" draw:style-name="gr4" draw:layer="layout" svg:width="19.797cm" svg:height="11.135cm" svg:x="0.6cm" svg:y="2.257cm" draw:page-number="13" presentation:class="page"/>
        </presentation:notes>
      </draw:page>
      <draw:page draw:name="page14" draw:style-name="dp1" draw:master-page-name="Default">
        <draw:custom-shape draw:name="Google Shape;519;p66"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66"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66" draw:style-name="gr2" draw:text-style-name="P2" draw:layer="layout" svg:width="22.796cm" svg:height="2cm" svg:x="1.301cm" svg:y="1.266cm">
          <text:p text:style-name="P3"><text:span text:style-name="T2">Instrução de reto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66" draw:style-name="gr3" draw:text-style-name="P2" draw:layer="layout" svg:width="22.858cm" svg:height="13.598cm" svg:x="1.901cm" svg:y="4.326cm">
          <text:p text:style-name="P14"><text:span text:style-name="T14"><text:tab/></text:span></text:p>
          <text:p text:style-name="P22"><text:span text:style-name="T14"/></text:p>
          <text:p text:style-name="P22"><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22"><text:span text:style-name="T14"><text:tab/></text:span><text:span text:style-name="T14"><text:tab/></text:span><text:span text:style-name="T14"><text:tab/></text:span><text:span text:style-name="T14"><text:tab/></text:span><text:span text:style-name="T14">PC&lt;=MEM(SP) </text:span></text:p>
          <text:p text:style-name="P22"><text:span text:style-name="T14"><text:tab/></text:span><text:span text:style-name="T14"><text:tab/></text:span><text:span text:style-name="T14"><text:tab/></text:span><text:span text:style-name="T14"><text:tab/></text:span><text:span text:style-name="T14">PC++ <text:s/></text:span></text:p>
          <text:p text:style-name="P22"><text:span text:style-name="T14"/></text:p>
          <text:p text:style-name="P22"><text:span text:style-name="T14">Obs.: - Não esquecer de incrementar o PC pois foi guardado na pilha ainda apontando para o END no CALL.</text:span></text:p>
          <text:p text:style-name="P22"><text:span text:style-name="T14"><text:tab/></text:span><text:span text:style-name="T14"><text:tab/></text:span></text:p>
          <text:p text:style-name="P22"><text:span text:style-name="T14"><text:tab/></text:span><text:span text:style-name="T14"><text:tab/></text:span><text:span text:style-name="T14"><text:tab/></text:span><text:span text:style-name="T14"><text:tab/></text:span></text:p>
          <text:p text:style-name="P22"><text:span text:style-name="T14"><text:tab/></text:span></text:p>
          <text:p text:style-name="P22"><text:span text:style-name="T14"><text:tab/></text:span></text:p>
          <text:p text:style-name="P22"><text:span text:style-name="T14"><text:tab/></text:span></text:p>
          <text:p text:style-name="P22"><text:span text:style-name="T14"/></text:p>
          <text:p text:style-name="P22"><text:span text:style-name="T14"><text:tab/></text:span></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16;p14:notes" presentation:style-name="pr15" draw:text-style-name="P7" draw:layer="layout" svg:width="16.798cm" svg:height="13.363cm" svg:x="2.1cm" svg:y="14.107cm" presentation:class="notes" presentation:placeholder="true" presentation:user-transformed="true">
            <draw:text-box/>
          </draw:frame>
          <draw:page-thumbnail draw:name="Google Shape;517;p14:notes" draw:style-name="gr4" draw:layer="layout" svg:width="19.797cm" svg:height="11.135cm" svg:x="0.6cm" svg:y="2.257cm" draw:page-number="14" presentation:class="page"/>
        </presentation:notes>
      </draw:page>
      <draw:page draw:name="page15" draw:style-name="dp1" draw:master-page-name="OBJECT_5f_AND_5f_TWO_5f_OBJECTS">
        <draw:custom-shape draw:name="Google Shape;527;p67"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67"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67" draw:style-name="gr2" draw:text-style-name="P2" draw:layer="layout" svg:width="22.796cm" svg:height="2cm" svg:x="1.301cm" svg:y="1.266cm">
          <text:p text:style-name="P3"><text:span text:style-name="T2">Formato de Instr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67" draw:style-name="gr1" draw:text-style-name="P2" draw:layer="layout" svg:width="22.796cm" svg:height="13.598cm" svg:x="1.389cm" svg:y="3.77cm">
          <text:p text:style-name="P1"><text:span text:style-name="T4"/></text:p>
          <text:list text:style-name="L5">
            <text:list-item>
              <text:p text:style-name="P17"><text:span text:style-name="T13">Pilha</text:span></text:p>
            </text:list-item>
          </text:list>
          <text:p text:style-name="P17"><text:span text:style-name="T13"/></text:p>
          <text:p text:style-name="P17"><text:span text:style-name="T13"/></text:p>
          <text:p text:style-name="P1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1;p67" draw:style-name="standard" draw:layer="layout" svg:width="14.196cm" svg:height="1.198cm" svg:x="4.502cm" svg:y="6.522cm">
          <table:table>
            <table:table-column table:style-name="co18"/>
            <table:table-column table:style-name="co19"/>
            <table:table-column table:style-name="co20"/>
            <table:table-column table:style-name="co21"/>
            <table:table-row table:style-name="ro5" table:default-cell-style-name="ce4">
              <table:table-cell table:style-name="ce3">
                <text:p text:style-name="P3"><text:span text:style-name="T13"><text:s/></text:span><text:span text:style-name="T13">op</text:span></text:p>
              </table:table-cell>
              <table:table-cell>
                <text:p text:style-name="P1"><text:span text:style-name="T13"><text:s text:c="4"/></text:span><text:span text:style-name="T13">RX</text:span></text:p>
              </table:table-cell>
              <table:table-cell>
                <text:p text:style-name="P3"><text:span text:style-name="T13">Rx/FR</text:span></text:p>
              </table:table-cell>
              <table:table-cell table:style-name="ce6">
                <text:p text:style-name="P3"><text:span text:style-name="T13"><text:s/></text:span></text:p>
              </table:table-cell>
            </table:table-row>
          </table:table>
          <draw:image xlink:href="Pictures/TablePreview9.svm" xlink:type="simple" xlink:show="embed" xlink:actuate="onLoad"/>
        </draw:frame>
        <draw:custom-shape draw:name="Google Shape;532;p67" draw:style-name="gr3" draw:text-style-name="P2" draw:layer="layout" svg:width="1.688cm" svg:height="0.842cm" svg:x="5.878cm" svg:y="7.854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67" draw:style-name="gr3" draw:text-style-name="P2" draw:layer="layout" svg:width="2.384cm" svg:height="0.842cm" svg:x="9.701cm" svg:y="7.876cm">
          <text:p text:style-name="P1"><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67" draw:style-name="gr3" draw:text-style-name="P2" draw:layer="layout" svg:width="1.44cm" svg:height="0.842cm" svg:x="12.81cm" svg:y="7.88cm">
          <text:p text:style-name="P1"><text:span text:style-name="T1">1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67" draw:style-name="gr3" draw:text-style-name="P2" draw:layer="layout" svg:width="1.44cm" svg:height="0.842cm" svg:x="16.1cm" svg:y="7.876cm">
          <text:p text:style-name="P1"><text:span text:style-name="T1">6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24;p15:notes" presentation:style-name="pr16" draw:text-style-name="P7" draw:layer="layout" svg:width="16.798cm" svg:height="13.363cm" svg:x="2.1cm" svg:y="14.107cm" presentation:class="notes" presentation:placeholder="true" presentation:user-transformed="true">
            <draw:text-box/>
          </draw:frame>
          <draw:page-thumbnail draw:name="Google Shape;525;p15:notes" draw:style-name="gr4" draw:layer="layout" svg:width="19.797cm" svg:height="11.135cm" svg:x="0.6cm" svg:y="2.257cm" draw:page-number="15" presentation:class="page"/>
        </presentation:notes>
      </draw:page>
      <draw:page draw:name="page16" draw:style-name="dp1" draw:master-page-name="Default">
        <draw:custom-shape draw:name="Google Shape;540;p68"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68"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68" draw:style-name="gr2" draw:text-style-name="P2" draw:layer="layout" svg:width="22.796cm" svg:height="2cm" svg:x="1.301cm" svg:y="1.266cm">
          <text:p text:style-name="P3"><text:span text:style-name="T2">Instruções de pilh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68" draw:style-name="gr3" draw:text-style-name="P2" draw:layer="layout" svg:width="22.858cm" svg:height="13.598cm" svg:x="1.901cm" svg:y="4.326cm">
          <text:p text:style-name="P14"><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2"><text:span text:style-name="T14"><text:tab/></text:span><text:span text:style-name="T14"><text:tab/></text:span><text:span text:style-name="T14"><text:tab/></text:span><text:span text:style-name="T14"><text:tab/></text:span><text:span text:style-name="T14"><text:tab/></text:span><text:span text:style-name="T14">SP--</text:span></text:p>
          <text:p text:style-name="P22"><text:span text:style-name="T14"/></text:p>
          <text:p text:style-name="P22"><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2"><text:span text:style-name="T14"><text:tab/></text:span><text:span text:style-name="T14"><text:tab/></text:span><text:span text:style-name="T14"><text:tab/></text:span><text:span text:style-name="T14"><text:tab/></text:span><text:span text:style-name="T14"><text:tab/></text:span><text:span text:style-name="T14">SP--</text:span></text:p>
          <text:p text:style-name="P22"><text:span text:style-name="T14"/></text:p>
          <text:p text:style-name="P22"><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22"><text:span text:style-name="T14"><text:tab/></text:span><text:span text:style-name="T14"><text:tab/></text:span><text:span text:style-name="T14"><text:tab/></text:span><text:span text:style-name="T14"><text:tab/></text:span><text:span text:style-name="T14"><text:tab/></text:span><text:span text:style-name="T14">MEM(SP) -&gt; RX</text:span></text:p>
          <text:p text:style-name="P22"><text:span text:style-name="T14"/></text:p>
          <text:p text:style-name="P22"><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22"><text:span text:style-name="T14"><text:tab/></text:span><text:span text:style-name="T14"><text:tab/></text:span><text:span text:style-name="T14"><text:tab/></text:span><text:span text:style-name="T14"><text:tab/></text:span><text:span text:style-name="T14"><text:tab/></text:span><text:span text:style-name="T14">MEM(SP) -&gt; FR</text:span></text:p>
          <text:p text:style-name="P22"><text:span text:style-name="T14"/></text:p>
          <text:p text:style-name="P22"><text:span text:style-name="T14"><text:tab/></text:span></text:p>
          <text:p text:style-name="P22"><text:span text:style-name="T14"/></text:p>
          <text:p text:style-name="P22"><text:span text:style-name="T14"/></text:p>
          <text:p text:style-name="P22"><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2"><text:span text:style-name="T14"><text:tab/></text:span><text:span text:style-name="T14"><text:tab/></text:span><text:span text:style-name="T14"><text:tab/></text:span><text:span text:style-name="T14"><text:tab/></text:span></text:p>
          <text:p text:style-name="P22"><text:span text:style-name="T14"><text:tab/></text:span></text:p>
          <text:p text:style-name="P22"><text:span text:style-name="T14"><text:tab/></text:span></text:p>
          <text:p text:style-name="P22"><text:span text:style-name="T14"><text:tab/></text:span></text:p>
          <text:p text:style-name="P22"><text:span text:style-name="T14"/></text:p>
          <text:p text:style-name="P22"><text:span text:style-name="T14"><text:tab/></text:span></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37;p16:notes" presentation:style-name="pr17" draw:text-style-name="P7" draw:layer="layout" svg:width="16.798cm" svg:height="13.363cm" svg:x="2.1cm" svg:y="14.107cm" presentation:class="notes" presentation:placeholder="true" presentation:user-transformed="true">
            <draw:text-box/>
          </draw:frame>
          <draw:page-thumbnail draw:name="Google Shape;538;p16:notes" draw:style-name="gr4" draw:layer="layout" svg:width="19.797cm" svg:height="11.135cm" svg:x="0.6cm" svg:y="2.257cm" draw:page-number="16" presentation:class="page"/>
        </presentation:notes>
      </draw:page>
      <draw:page draw:name="page17" draw:style-name="dp1" draw:master-page-name="OBJECT_5f_AND_5f_TWO_5f_OBJECTS">
        <draw:custom-shape draw:name="Google Shape;548;p69"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69"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69" draw:style-name="gr2" draw:text-style-name="P2" draw:layer="layout" svg:width="22.796cm" svg:height="2cm" svg:x="1.301cm" svg:y="1.266cm">
          <text:p text:style-name="P3"><text:span text:style-name="T2">Formato de Instr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69" draw:style-name="gr1" draw:text-style-name="P2" draw:layer="layout" svg:width="22.796cm" svg:height="13.598cm" svg:x="1.301cm" svg:y="3.656cm">
          <text:p text:style-name="P1"><text:span text:style-name="T4"/></text:p>
          <text:list text:style-name="L5">
            <text:list-item>
              <text:p text:style-name="P17"><text:span text:style-name="T13">Controle</text:span></text:p>
            </text:list-item>
          </text:list>
          <text:p text:style-name="P17"><text:span text:style-name="T13"/></text:p>
          <text:p text:style-name="P17"><text:span text:style-name="T13"/></text:p>
          <text:p text:style-name="P1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2;p69" draw:style-name="standard" draw:layer="layout" svg:width="12.6cm" svg:height="1.198cm" svg:x="4.502cm" svg:y="6.522cm">
          <table:table>
            <table:table-column table:style-name="co18"/>
            <table:table-column table:style-name="co22"/>
            <table:table-column table:style-name="co23"/>
            <table:table-row table:style-name="ro5">
              <table:table-cell table:style-name="ce3">
                <text:p text:style-name="P3"><text:span text:style-name="T13"><text:s/></text:span><text:span text:style-name="T13">op</text:span></text:p>
              </table:table-cell>
              <table:table-cell table:style-name="ce4">
                <text:p text:style-name="P1"><text:span text:style-name="T13"><text:s text:c="4"/></text:span><text:span text:style-name="T13">set/clear</text:span></text:p>
              </table:table-cell>
              <table:table-cell table:style-name="ce7"/>
            </table:table-row>
          </table:table>
          <draw:image xlink:href="Pictures/TablePreview10.svm" xlink:type="simple" xlink:show="embed" xlink:actuate="onLoad"/>
        </draw:frame>
        <draw:custom-shape draw:name="Google Shape;553;p69" draw:style-name="gr3" draw:text-style-name="P2" draw:layer="layout" svg:width="1.688cm" svg:height="0.842cm" svg:x="5.878cm" svg:y="7.854cm">
          <text:p text:style-name="P1"><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69" draw:style-name="gr3" draw:text-style-name="P2" draw:layer="layout" svg:width="2.384cm" svg:height="0.842cm" svg:x="9.701cm" svg:y="7.876cm">
          <text:p text:style-name="P1"><text:span text:style-name="T1">1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69" draw:style-name="gr3" draw:text-style-name="P2" draw:layer="layout" svg:width="1.688cm" svg:height="0.842cm" svg:x="13.899cm" svg:y="7.854cm">
          <text:p text:style-name="P1"><text:span text:style-name="T1">9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45;p17:notes" presentation:style-name="pr18" draw:text-style-name="P7" draw:layer="layout" svg:width="16.798cm" svg:height="13.363cm" svg:x="2.1cm" svg:y="14.107cm" presentation:class="notes" presentation:placeholder="true" presentation:user-transformed="true">
            <draw:text-box/>
          </draw:frame>
          <draw:page-thumbnail draw:name="Google Shape;546;p17:notes" draw:style-name="gr4" draw:layer="layout" svg:width="19.797cm" svg:height="11.135cm" svg:x="0.6cm" svg:y="2.257cm" draw:page-number="17" presentation:class="page"/>
        </presentation:notes>
      </draw:page>
      <draw:page draw:name="page18" draw:style-name="dp1" draw:master-page-name="Default">
        <draw:custom-shape draw:name="Google Shape;560;p70" draw:style-name="gr1" draw:text-style-name="P2" draw:layer="layout" svg:width="5.925cm" svg:height="1.321cm" svg:x="1.27cm" svg:y="17.877cm">
          <text:p text:style-name="P1"><text:span text:style-name="T1">05/08/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70" draw:style-name="gr1" draw:text-style-name="P2" draw:layer="layout" svg:width="5.925cm" svg:height="1.321cm" svg:x="18.203cm" svg:y="17.877cm">
          <text:p><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70" draw:style-name="gr2" draw:text-style-name="P2" draw:layer="layout" svg:width="22.796cm" svg:height="2cm" svg:x="1.301cm" svg:y="1.266cm">
          <text:p text:style-name="P3"><text:span text:style-name="T2">Instruções de cont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70" draw:style-name="gr3" draw:text-style-name="P2" draw:layer="layout" svg:width="22.858cm" svg:height="13.598cm" svg:x="1.901cm" svg:y="4.326cm">
          <text:p text:style-name="P14"><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22"><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22"><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2"><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2"><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2"><text:span text:style-name="T14"/></text:p>
          <text:p text:style-name="P22"><text:span text:style-name="T14"/></text:p>
          <text:p text:style-name="P22"><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2"><text:span text:style-name="T14"><text:tab/></text:span><text:span text:style-name="T14"><text:tab/></text:span><text:span text:style-name="T14"><text:tab/></text:span><text:span text:style-name="T14"><text:tab/></text:span></text:p>
          <text:p text:style-name="P22"><text:span text:style-name="T14"><text:tab/></text:span></text:p>
          <text:p text:style-name="P22"><text:span text:style-name="T14"><text:tab/></text:span></text:p>
          <text:p text:style-name="P22"><text:span text:style-name="T14"><text:tab/></text:span></text:p>
          <text:p text:style-name="P22"><text:span text:style-name="T14"/></text:p>
          <text:p text:style-name="P22"><text:span text:style-name="T14"><text:tab/></text:span></text:p>
          <text:p text:style-name="P22"><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57;p18:notes" presentation:style-name="pr19" draw:text-style-name="P7" draw:layer="layout" svg:width="16.798cm" svg:height="13.363cm" svg:x="2.1cm" svg:y="14.107cm" presentation:class="notes" presentation:placeholder="true" presentation:user-transformed="true">
            <draw:text-box/>
          </draw:frame>
          <draw:page-thumbnail draw:name="Google Shape;558;p18:notes" draw:style-name="gr4" draw:layer="layout" svg:width="19.797cm" svg:height="11.135cm" svg:x="0.6cm" svg:y="2.257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66008f" draw:end-color="#ba0066" draw:start-intensity="100%" draw:end-intensity="100%" draw:angle="900" draw:border="0%"/>
    <draw:gradient draw:name="Gradient_20_3" draw:display-name="Gradient 3" draw:style="linear" draw:start-color="#ba0066" draw:end-color="#66008f" draw:start-intensity="100%" draw:end-intensity="100%" draw:angle="9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shrink-to-fit" style:shrink-to-fit="true">
        <text:list-style style:name="OBJECT_5f_AND_5f_TWO_5f_OBJECTS-outline1" style:display-name="OBJECT_AND_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text:list-style style:name="OBJECT_5f_AND_5f_TWO_5f_OBJECTS-title" style:display-name="OBJECT_AND_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421cm"/>
    </style:style>
    <style:style style:name="Mpr4" style:family="presentation" style:parent-style-name="BLANK-backgroundobjects">
      <style:graphic-properties draw:stroke="none" draw:fill="none" draw:fill-color="#ffffff" draw:textarea-vertical-align="bottom" draw:auto-grow-height="false" fo:min-height="1.421cm"/>
    </style:style>
    <style:style style:name="Mpr5" style:family="presentation" style:parent-style-name="OBJECT_5f_AND_5f_TWO_5f_OBJECTS-backgroundobjects">
      <style:graphic-properties draw:stroke="none" draw:fill="none" draw:fill-color="#ffffff" draw:auto-grow-height="false" fo:min-height="1.421cm"/>
    </style:style>
    <style:style style:name="Mpr6" style:family="presentation" style:parent-style-name="OBJECT_5f_AND_5f_TWO_5f_OBJECTS-backgroundobjects">
      <style:graphic-properties draw:stroke="none" draw:fill="none" draw:fill-color="#ffffff" draw:textarea-vertical-align="bottom" draw:auto-grow-height="false" fo:min-height="1.421cm"/>
    </style:style>
    <style:style style:name="Mpr7" style:family="presentation" style:parent-style-name="Default-backgroundobjects">
      <style:graphic-properties draw:stroke="none" draw:fill="none" draw:fill-color="#ffffff" draw:auto-grow-height="false" fo:min-height="1.421cm"/>
    </style:style>
    <style:style style:name="Mpr8"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10;p1" draw:style-name="Mgr3" draw:text-style-name="MP5" draw:layer="backgroundobjects" svg:width="22.849cm" svg:height="0.077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6" draw:layer="backgroundobjects" svg:width="22.849cm" svg:height="0.077cm" svg:x="1.301cm" svg:y="17.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2" presentation:style-name="TITLE_5f_AND_5f_BODY-title" draw:layer="backgroundobjects" svg:width="22.796cm" svg:height="2cm" svg:x="1.301cm" svg:y="1.266cm" presentation:class="title" presentation:placeholder="true" presentation:user-transformed="true">
        <draw:text-box/>
      </draw:frame>
      <draw:frame presentation:style-name="TITLE_5f_AND_5f_BODY-outline1" draw:layer="backgroundobjects" svg:width="22.859cm" svg:height="11.048cm" svg:x="1.27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122;p27" draw:style-name="Mgr3" draw:text-style-name="MP5" draw:layer="backgroundobjects" svg:width="22.849cm" svg:height="0.077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Mgr4" draw:text-style-name="MP6" draw:layer="backgroundobjects" svg:width="22.849cm" svg:height="0.077cm" svg:x="1.301cm" svg:y="17.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212cm" svg:height="10.659cm" svg:x="2.753cm" svg:y="2.16cm" presentation:class="page"/>
        <draw:frame presentation:style-name="BLANK-notes" draw:layer="backgroundobjects" svg:width="15.775cm" svg:height="12.792cm" svg:x="1.972cm" svg:y="13.503cm" presentation:class="notes" presentation:placeholder="true">
          <draw:text-box/>
        </draw:frame>
        <draw:frame presentation:style-name="Mpr3" draw:text-style-name="MP2" draw:layer="backgroundobjects" svg:width="8.557cm" svg:height="1.42cm" svg:x="0cm" svg:y="0cm" presentation:class="header">
          <draw:text-box>
            <text:p text:style-name="MP1"><presentation:header/></text:p>
          </draw:text-box>
        </draw:frame>
        <draw:frame presentation:style-name="Mpr3" draw:text-style-name="MP4" draw:layer="backgroundobjects" svg:width="8.557cm" svg:height="1.42cm" svg:x="11.162cm" svg:y="0cm" presentation:class="date-time">
          <draw:text-box>
            <text:p text:style-name="MP3"><presentation:date-time/></text:p>
          </draw:text-box>
        </draw:frame>
        <draw:frame presentation:style-name="Mpr4" draw:text-style-name="MP2" draw:layer="backgroundobjects" svg:width="8.557cm" svg:height="1.42cm" svg:x="0cm" svg:y="27.008cm" presentation:class="footer">
          <draw:text-box>
            <text:p text:style-name="MP1"><presentation:footer/></text:p>
          </draw:text-box>
        </draw:frame>
        <draw:frame presentation:style-name="Mpr4" draw:text-style-name="MP4" draw:layer="backgroundobjects" svg:width="8.557cm" svg:height="1.42cm" svg:x="11.162cm" svg:y="27.008cm" presentation:class="page-number">
          <draw:text-box>
            <text:p text:style-name="MP3"><text:page-number>&lt;number&gt;</text:page-number></text:p>
          </draw:text-box>
        </draw:frame>
      </presentation:notes>
    </style:master-page>
    <style:master-page style:name="OBJECT_5f_AND_5f_TWO_5f_OBJECTS" style:display-name="OBJECT_AND_TWO_OBJECTS" style:page-layout-name="PM1" draw:style-name="Mdp1">
      <draw:custom-shape draw:name="Google Shape;178;p40" draw:style-name="Mgr3" draw:text-style-name="MP5" draw:layer="backgroundobjects" svg:width="22.849cm" svg:height="0.077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7;p41" presentation:style-name="OBJECT_5f_AND_5f_TWO_5f_OBJECTS-title" draw:layer="backgroundobjects" svg:width="22.796cm" svg:height="2cm" svg:x="1.301cm" svg:y="1.266cm" presentation:class="title" presentation:placeholder="true" presentation:user-transformed="true">
        <draw:text-box/>
      </draw:frame>
      <draw:frame draw:name="Google Shape;188;p41" presentation:style-name="OBJECT_5f_AND_5f_TWO_5f_OBJECTS-outline1" draw:layer="backgroundobjects" svg:width="11.154cm" svg:height="13.598cm" svg:x="1.301cm" svg:y="3.656cm" presentation:class="outline" presentation:placeholder="true" presentation:user-transformed="true">
        <draw:text-box/>
      </draw:frame>
      <draw:frame draw:name="Google Shape;189;p41" presentation:style-name="OBJECT_5f_AND_5f_TWO_5f_OBJECTS-outline1" draw:layer="backgroundobjects" svg:width="11.154cm" svg:height="6.485cm" svg:x="13.015cm" svg:y="3.656cm" presentation:class="outline" presentation:placeholder="true" presentation:user-transformed="true">
        <draw:text-box/>
      </draw:frame>
      <draw:frame draw:name="Google Shape;190;p41" presentation:style-name="OBJECT_5f_AND_5f_TWO_5f_OBJECTS-outline1" draw:layer="backgroundobjects" svg:width="11.154cm" svg:height="6.485cm" svg:x="13.015cm" svg:y="10.759cm" presentation:class="outline" presentation:placeholder="true" presentation:user-transformed="true">
        <draw:text-box/>
      </draw:frame>
      <presentation:notes style:page-layout-name="PM2">
        <draw:page-thumbnail presentation:style-name="OBJECT_5f_AND_5f_TWO_5f_OBJECTS-title" draw:layer="backgroundobjects" svg:width="14.212cm" svg:height="10.659cm" svg:x="2.753cm" svg:y="2.16cm" presentation:class="page"/>
        <draw:frame presentation:style-name="OBJECT_5f_AND_5f_TWO_5f_OBJECTS-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presentation:header/></text:p>
          </draw:text-box>
        </draw:frame>
        <draw:frame presentation:style-name="Mpr5" draw:text-style-name="MP4" draw:layer="backgroundobjects" svg:width="8.557cm" svg:height="1.42cm" svg:x="11.162cm" svg:y="0cm" presentation:class="date-time">
          <draw:text-box>
            <text:p text:style-name="MP3"><presentation:date-time/></text:p>
          </draw:text-box>
        </draw:frame>
        <draw:frame presentation:style-name="Mpr6" draw:text-style-name="MP2" draw:layer="backgroundobjects" svg:width="8.557cm" svg:height="1.42cm" svg:x="0cm" svg:y="27.008cm" presentation:class="footer">
          <draw:text-box>
            <text:p text:style-name="MP1"><presentation:footer/></text:p>
          </draw:text-box>
        </draw:frame>
        <draw:frame presentation:style-name="Mpr6" draw:text-style-name="MP4" draw:layer="backgroundobjects" svg:width="8.557cm" svg:height="1.42cm" svg:x="11.162cm" svg:y="27.008cm" presentation:class="page-number">
          <draw:text-box>
            <text:p text:style-name="MP3"><text:page-number>&lt;number&gt;</text:page-number></text:p>
          </draw:text-box>
        </draw:frame>
      </presentation:notes>
    </style:master-page>
    <style:master-page style:name="Default" style:page-layout-name="PM1" draw:style-name="Mdp1">
      <draw:custom-shape draw:name="Google Shape;66;p14" draw:style-name="Mgr3" draw:text-style-name="MP5" draw:layer="backgroundobjects" svg:width="22.849cm" svg:height="0.077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Mgr4" draw:text-style-name="MP6" draw:layer="backgroundobjects" svg:width="22.849cm" svg:height="0.077cm" svg:x="1.301cm" svg:y="17.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presentation:header/></text:p>
          </draw:text-box>
        </draw:frame>
        <draw:frame presentation:style-name="Mpr7" draw:text-style-name="MP4" draw:layer="backgroundobjects" svg:width="8.557cm" svg:height="1.42cm" svg:x="11.162cm" svg:y="0cm" presentation:class="date-time">
          <draw:text-box>
            <text:p text:style-name="MP3"><presentation:date-time/></text:p>
          </draw:text-box>
        </draw:frame>
        <draw:frame presentation:style-name="Mpr8" draw:text-style-name="MP2" draw:layer="backgroundobjects" svg:width="8.557cm" svg:height="1.42cm" svg:x="0cm" svg:y="27.008cm" presentation:class="footer">
          <draw:text-box>
            <text:p text:style-name="MP1"><presentation:footer/></text:p>
          </draw:text-box>
        </draw:frame>
        <draw:frame presentation:style-name="Mpr8" draw:text-style-name="MP4" draw:layer="backgroundobjects" svg:width="8.557cm" svg:height="1.42cm" svg:x="11.162cm" svg:y="27.00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45"/>
    <meta:generator>LibreOfficeDev/6.0.5.2$Linux_X86_64 LibreOffice_project/</meta:generator>
  </office:meta>
</office:document-meta>
</file>